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8" style:family="table">
      <style:table-properties style:width="16.558cm" table:align="left"/>
    </style:style>
    <style:style style:name="Table8.A" style:family="table-column">
      <style:table-column-properties style:column-width="4.449cm"/>
    </style:style>
    <style:style style:name="Table8.B" style:family="table-column">
      <style:table-column-properties style:column-width="12.109cm"/>
    </style:style>
    <style:style style:name="Table8.A1" style:family="table-cell">
      <style:table-cell-properties style:vertical-align="middle" fo:padding="0.049cm" fo:border="none"/>
    </style:style>
    <style:style style:name="Table6" style:family="table">
      <style:table-properties style:width="14.078cm" table:align="left"/>
    </style:style>
    <style:style style:name="Table6.A" style:family="table-column">
      <style:table-column-properties style:column-width="5.032cm"/>
    </style:style>
    <style:style style:name="Table6.B" style:family="table-column">
      <style:table-column-properties style:column-width="9.045cm"/>
    </style:style>
    <style:style style:name="Table6.A1" style:family="table-cell">
      <style:table-cell-properties style:vertical-align="middle" fo:padding="0.049cm" fo:border="none"/>
    </style:style>
    <style:style style:name="Table5" style:family="table">
      <style:table-properties style:width="17.59cm" table:align="left"/>
    </style:style>
    <style:style style:name="Table5.A" style:family="table-column">
      <style:table-column-properties style:column-width="6.04cm"/>
    </style:style>
    <style:style style:name="Table5.B" style:family="table-column">
      <style:table-column-properties style:column-width="5.475cm"/>
    </style:style>
    <style:style style:name="Table5.C" style:family="table-column">
      <style:table-column-properties style:column-width="6.075cm"/>
    </style:style>
    <style:style style:name="Table5.A1" style:family="table-cell">
      <style:table-cell-properties style:vertical-align="middle" fo:padding="0.049cm" fo:border="none"/>
    </style:style>
    <style:style style:name="Table7" style:family="table">
      <style:table-properties style:width="17.59cm" table:align="left"/>
    </style:style>
    <style:style style:name="Table7.A" style:family="table-column">
      <style:table-column-properties style:column-width="2.272cm"/>
    </style:style>
    <style:style style:name="Table7.B" style:family="table-column">
      <style:table-column-properties style:column-width="7.721cm"/>
    </style:style>
    <style:style style:name="Table7.C" style:family="table-column">
      <style:table-column-properties style:column-width="7.597cm"/>
    </style:style>
    <style:style style:name="Table7.A1" style:family="table-cell">
      <style:table-cell-properties style:vertical-align="middle" fo:padding="0.049cm" fo:border="none"/>
    </style:style>
    <style:style style:name="Table9" style:family="table">
      <style:table-properties style:width="17.59cm" table:align="left"/>
    </style:style>
    <style:style style:name="Table9.A" style:family="table-column">
      <style:table-column-properties style:column-width="3.709cm"/>
    </style:style>
    <style:style style:name="Table9.B" style:family="table-column">
      <style:table-column-properties style:column-width="4.867cm"/>
    </style:style>
    <style:style style:name="Table9.C" style:family="table-column">
      <style:table-column-properties style:column-width="9.013cm"/>
    </style:style>
    <style:style style:name="Table9.A1" style:family="table-cell">
      <style:table-cell-properties style:vertical-align="middle" fo:padding="0.049cm" fo:border="none"/>
    </style:style>
    <style:style style:name="Table3" style:family="table">
      <style:table-properties style:width="12.947cm" table:align="left"/>
    </style:style>
    <style:style style:name="Table3.A" style:family="table-column">
      <style:table-column-properties style:column-width="0.997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4.699cm"/>
    </style:style>
    <style:style style:name="Table3.D" style:family="table-column">
      <style:table-column-properties style:column-width="4.002cm"/>
    </style:style>
    <style:style style:name="Table3.A1" style:family="table-cell">
      <style:table-cell-properties style:vertical-align="middle" fo:padding="0.049cm" fo:border="none"/>
    </style:style>
    <style:style style:name="Table1" style:family="table">
      <style:table-properties style:width="17.59cm" table:align="left"/>
    </style:style>
    <style:style style:name="Table1.A" style:family="table-column">
      <style:table-column-properties style:column-width="6.712cm"/>
    </style:style>
    <style:style style:name="Table1.B" style:family="table-column">
      <style:table-column-properties style:column-width="10.8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921cm"/>
    </style:style>
    <style:style style:name="Table2.B" style:family="table-column">
      <style:table-column-properties style:column-width="13.668cm"/>
    </style:style>
    <style:style style:name="Table2.A1" style:family="table-cell">
      <style:table-cell-properties style:vertical-align="middle" fo:padding="0.049cm" fo:border="none"/>
    </style:style>
    <style:style style:name="Table4" style:family="table">
      <style:table-properties style:width="17.59cm" table:align="left"/>
    </style:style>
    <style:style style:name="Table4.A" style:family="table-column">
      <style:table-column-properties style:column-width="2.992cm"/>
    </style:style>
    <style:style style:name="Table4.B" style:family="table-column">
      <style:table-column-properties style:column-width="8.839cm"/>
    </style:style>
    <style:style style:name="Table4.C" style:family="table-column">
      <style:table-column-properties style:column-width="5.759cm"/>
    </style:style>
    <style:style style:name="Table4.A1" style:family="table-cell">
      <style:table-cell-properties style:vertical-align="middle" fo:padding="0.049cm" fo:border="none"/>
    </style:style>
    <style:style style:name="Table10" style:family="table">
      <style:table-properties style:width="17.59cm" table:align="left"/>
    </style:style>
    <style:style style:name="Table10.A" style:family="table-column">
      <style:table-column-properties style:column-width="7.959cm"/>
    </style:style>
    <style:style style:name="Table10.B" style:family="table-column">
      <style:table-column-properties style:column-width="3.207cm"/>
    </style:style>
    <style:style style:name="Table10.C" style:family="table-column">
      <style:table-column-properties style:column-width="6.424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78dbf"/>
    </style:style>
    <style:style style:name="P2" style:family="paragraph" style:parent-style-name="Heading_20_2">
      <style:text-properties officeooo:paragraph-rsid="00078dbf"/>
    </style:style>
    <style:style style:name="P3" style:family="paragraph" style:parent-style-name="Heading_20_2">
      <style:paragraph-properties fo:margin-top="0cm" fo:margin-bottom="0.499cm" style:contextual-spacing="false"/>
      <style:text-properties officeooo:paragraph-rsid="00078dbf"/>
    </style:style>
    <style:style style:name="P4" style:family="paragraph" style:parent-style-name="Heading_20_3">
      <style:text-properties officeooo:paragraph-rsid="00078dbf"/>
    </style:style>
    <style:style style:name="P5" style:family="paragraph" style:parent-style-name="Heading_20_3">
      <style:paragraph-properties fo:margin-top="0cm" fo:margin-bottom="0.499cm" style:contextual-spacing="false"/>
      <style:text-properties officeooo:paragraph-rsid="00078dbf"/>
    </style:style>
    <style:style style:name="P6" style:family="paragraph" style:parent-style-name="Heading_20_3" style:list-style-name="L58">
      <style:text-properties officeooo:paragraph-rsid="001dd20d"/>
    </style:style>
    <style:style style:name="P7" style:family="paragraph" style:parent-style-name="Heading_20_3" style:list-style-name="L58">
      <style:paragraph-properties fo:margin-top="0cm" fo:margin-bottom="0.499cm" style:contextual-spacing="false"/>
      <style:text-properties officeooo:paragraph-rsid="001dd20d"/>
    </style:style>
    <style:style style:name="P8" style:family="paragraph" style:parent-style-name="Heading_20_3" style:list-style-name="L58">
      <style:paragraph-properties fo:margin-top="0cm" fo:margin-bottom="0.499cm" style:contextual-spacing="false"/>
      <style:text-properties officeooo:paragraph-rsid="00078dbf"/>
    </style:style>
    <style:style style:name="P9" style:family="paragraph" style:parent-style-name="Heading_20_3">
      <style:text-properties officeooo:paragraph-rsid="00209964"/>
    </style:style>
    <style:style style:name="P10" style:family="paragraph" style:parent-style-name="Horizontal_20_Line">
      <style:text-properties officeooo:paragraph-rsid="00078dbf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Preformatted_20_Text">
      <style:text-properties fo:color="#2a6099" loext:opacity="100%" officeooo:rsid="00474c94" officeooo:paragraph-rsid="00078dbf"/>
    </style:style>
    <style:style style:name="P14" style:family="paragraph" style:parent-style-name="Preformatted_20_Text">
      <style:text-properties fo:color="#2a6099" loext:opacity="100%" officeooo:paragraph-rsid="00078dbf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text-properties officeooo:rsid="003315b6" officeooo:paragraph-rsid="00078dbf"/>
    </style:style>
    <style:style style:name="P17" style:family="paragraph" style:parent-style-name="Preformatted_20_Text" style:list-style-name="L36">
      <style:paragraph-properties fo:margin-top="0cm" fo:margin-bottom="0.499cm" style:contextual-spacing="false"/>
      <style:text-properties officeooo:paragraph-rsid="00078dbf"/>
    </style:style>
    <style:style style:name="P18" style:family="paragraph" style:parent-style-name="Preformatted_20_Text" style:list-style-name="L39">
      <style:paragraph-properties style:writing-mode="lr-tb"/>
      <style:text-properties officeooo:paragraph-rsid="00078dbf"/>
    </style:style>
    <style:style style:name="P19" style:family="paragraph" style:parent-style-name="Preformatted_20_Text" style:list-style-name="L39">
      <style:paragraph-properties fo:margin-top="0cm" fo:margin-bottom="0.499cm" style:contextual-spacing="false" style:writing-mode="lr-tb"/>
      <style:text-properties officeooo:paragraph-rsid="00078dbf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paragraph-rsid="00078dbf"/>
    </style:style>
    <style:style style:name="P21" style:family="paragraph" style:parent-style-name="Preformatted_20_Text">
      <style:paragraph-properties fo:margin-top="0cm" fo:margin-bottom="0.499cm" style:contextual-spacing="false" style:writing-mode="lr-tb"/>
      <style:text-properties officeooo:paragraph-rsid="00078dbf"/>
    </style:style>
    <style:style style:name="P22" style:family="paragraph" style:parent-style-name="Preformatted_20_Text">
      <style:text-properties officeooo:paragraph-rsid="00078dbf"/>
    </style:style>
    <style:style style:name="P23" style:family="paragraph" style:parent-style-name="Preformatted_20_Text">
      <style:paragraph-properties style:writing-mode="lr-tb"/>
      <style:text-properties officeooo:paragraph-rsid="00078dbf"/>
    </style:style>
    <style:style style:name="P24" style:family="paragraph" style:parent-style-name="Preformatted_20_Text">
      <style:text-properties officeooo:paragraph-rsid="000794d8"/>
    </style:style>
    <style:style style:name="P25" style:family="paragraph" style:parent-style-name="Preformatted_20_Text">
      <style:paragraph-properties fo:margin-top="0cm" fo:margin-bottom="0.499cm" style:contextual-spacing="false"/>
      <style:text-properties officeooo:paragraph-rsid="000794d8"/>
    </style:style>
    <style:style style:name="P26" style:family="paragraph" style:parent-style-name="Preformatted_20_Text">
      <style:text-properties fo:color="#000000" loext:opacity="100%" officeooo:rsid="00474c94" officeooo:paragraph-rsid="00078dbf"/>
    </style:style>
    <style:style style:name="P27" style:family="paragraph" style:parent-style-name="Preformatted_20_Text">
      <style:text-properties fo:color="#000000" loext:opacity="100%" officeooo:rsid="00474c94" officeooo:paragraph-rsid="000794d8"/>
    </style:style>
    <style:style style:name="P28" style:family="paragraph" style:parent-style-name="Preformatted_20_Text">
      <style:paragraph-properties fo:margin-top="0cm" fo:margin-bottom="0.499cm" style:contextual-spacing="false"/>
      <style:text-properties fo:color="#000000" loext:opacity="100%" officeooo:rsid="00474c94" officeooo:paragraph-rsid="000794d8"/>
    </style:style>
    <style:style style:name="P29" style:family="paragraph" style:parent-style-name="Preformatted_20_Text">
      <style:text-properties fo:color="#000000" loext:opacity="100%" officeooo:paragraph-rsid="00078dbf"/>
    </style:style>
    <style:style style:name="P30" style:family="paragraph" style:parent-style-name="Preformatted_20_Text">
      <style:text-properties fo:color="#000000" loext:opacity="100%" officeooo:paragraph-rsid="000794d8"/>
    </style:style>
    <style:style style:name="P31" style:family="paragraph" style:parent-style-name="Preformatted_20_Text">
      <style:text-properties officeooo:paragraph-rsid="000c8e50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paragraph-rsid="0018b465"/>
    </style:style>
    <style:style style:name="P33" style:family="paragraph" style:parent-style-name="Preformatted_20_Text">
      <style:paragraph-properties fo:margin-top="0cm" fo:margin-bottom="0.499cm" style:contextual-spacing="false"/>
      <style:text-properties officeooo:paragraph-rsid="00238a5b"/>
    </style:style>
    <style:style style:name="P34" style:family="paragraph" style:parent-style-name="Quotations">
      <style:text-properties officeooo:paragraph-rsid="00078dbf"/>
    </style:style>
    <style:style style:name="P35" style:family="paragraph" style:parent-style-name="Table_20_Contents">
      <style:text-properties officeooo:paragraph-rsid="00078dbf"/>
    </style:style>
    <style:style style:name="P36" style:family="paragraph" style:parent-style-name="Table_20_Contents">
      <style:text-properties fo:color="#55308d" loext:opacity="100%" officeooo:paragraph-rsid="00078dbf"/>
    </style:style>
    <style:style style:name="P37" style:family="paragraph" style:parent-style-name="Table_20_Heading">
      <style:text-properties officeooo:paragraph-rsid="00078dbf"/>
    </style:style>
    <style:style style:name="P38" style:family="paragraph" style:parent-style-name="Text_20_body" style:list-style-name="L32">
      <style:text-properties fo:font-weight="bold" officeooo:paragraph-rsid="00078dbf" style:font-weight-asian="bold" style:font-weight-complex="bold"/>
    </style:style>
    <style:style style:name="P39" style:family="paragraph" style:parent-style-name="Text_20_body">
      <style:text-properties fo:font-weight="bold" officeooo:paragraph-rsid="00078dbf" style:font-weight-asian="bold" style:font-weight-complex="bold"/>
    </style:style>
    <style:style style:name="P40" style:family="paragraph" style:parent-style-name="Text_20_body">
      <style:text-properties fo:font-weight="bold" officeooo:paragraph-rsid="001b4c91" style:font-weight-asian="bold" style:font-weight-complex="bold"/>
    </style:style>
    <style:style style:name="P41" style:family="paragraph" style:parent-style-name="Text_20_body" style:list-style-name="L55">
      <style:text-properties fo:font-weight="bold" style:font-weight-asian="bold" style:font-weight-complex="bold"/>
    </style:style>
    <style:style style:name="P42" style:family="paragraph" style:parent-style-name="Text_20_body">
      <style:text-properties officeooo:rsid="003d36fe" officeooo:paragraph-rsid="00078dbf"/>
    </style:style>
    <style:style style:name="P43" style:family="paragraph" style:parent-style-name="Text_20_body" style:list-style-name="L32">
      <style:text-properties officeooo:paragraph-rsid="00078dbf"/>
    </style:style>
    <style:style style:name="P44" style:family="paragraph" style:parent-style-name="Text_20_body" style:list-style-name="L33">
      <style:text-properties officeooo:paragraph-rsid="00078dbf"/>
    </style:style>
    <style:style style:name="P45" style:family="paragraph" style:parent-style-name="Text_20_body" style:list-style-name="L35">
      <style:text-properties officeooo:paragraph-rsid="00078dbf"/>
    </style:style>
    <style:style style:name="P46" style:family="paragraph" style:parent-style-name="Text_20_body" style:list-style-name="L37">
      <style:text-properties officeooo:paragraph-rsid="00078dbf"/>
    </style:style>
    <style:style style:name="P47" style:family="paragraph" style:parent-style-name="Text_20_body" style:list-style-name="L38">
      <style:text-properties officeooo:paragraph-rsid="000c8e50"/>
    </style:style>
    <style:style style:name="P48" style:family="paragraph" style:parent-style-name="Text_20_body" style:list-style-name="L39">
      <style:text-properties officeooo:paragraph-rsid="00078dbf"/>
    </style:style>
    <style:style style:name="P49" style:family="paragraph" style:parent-style-name="Text_20_body" style:list-style-name="L40">
      <style:text-properties officeooo:paragraph-rsid="00078dbf"/>
    </style:style>
    <style:style style:name="P50" style:family="paragraph" style:parent-style-name="Text_20_body" style:list-style-name="L41">
      <style:text-properties officeooo:paragraph-rsid="00078dbf"/>
    </style:style>
    <style:style style:name="P51" style:family="paragraph" style:parent-style-name="Text_20_body" style:list-style-name="L42">
      <style:text-properties officeooo:paragraph-rsid="00078dbf"/>
    </style:style>
    <style:style style:name="P52" style:family="paragraph" style:parent-style-name="Text_20_body" style:list-style-name="L43">
      <style:text-properties officeooo:paragraph-rsid="00078dbf"/>
    </style:style>
    <style:style style:name="P53" style:family="paragraph" style:parent-style-name="Text_20_body" style:list-style-name="L44">
      <style:text-properties officeooo:paragraph-rsid="00078dbf"/>
    </style:style>
    <style:style style:name="P54" style:family="paragraph" style:parent-style-name="Text_20_body" style:list-style-name="L45">
      <style:text-properties officeooo:paragraph-rsid="00078dbf"/>
    </style:style>
    <style:style style:name="P55" style:family="paragraph" style:parent-style-name="Text_20_body" style:list-style-name="L46">
      <style:text-properties officeooo:paragraph-rsid="00078dbf"/>
    </style:style>
    <style:style style:name="P56" style:family="paragraph" style:parent-style-name="Text_20_body" style:list-style-name="L47">
      <style:text-properties officeooo:paragraph-rsid="00078dbf"/>
    </style:style>
    <style:style style:name="P57" style:family="paragraph" style:parent-style-name="Text_20_body">
      <style:text-properties officeooo:paragraph-rsid="00078dbf"/>
    </style:style>
    <style:style style:name="P58" style:family="paragraph" style:parent-style-name="Text_20_body">
      <style:paragraph-properties fo:margin-top="0cm" fo:margin-bottom="0.499cm" style:contextual-spacing="false"/>
      <style:text-properties officeooo:paragraph-rsid="00078dbf"/>
    </style:style>
    <style:style style:name="P59" style:family="paragraph" style:parent-style-name="Text_20_body" style:list-style-name="L48"/>
    <style:style style:name="P60" style:family="paragraph" style:parent-style-name="Text_20_body" style:list-style-name="L49"/>
    <style:style style:name="P61" style:family="paragraph" style:parent-style-name="Text_20_body" style:list-style-name="L49">
      <style:paragraph-properties fo:margin-top="0cm" fo:margin-bottom="0cm" style:contextual-spacing="false"/>
    </style:style>
    <style:style style:name="P62" style:family="paragraph" style:parent-style-name="Text_20_body" style:list-style-name="L50"/>
    <style:style style:name="P63" style:family="paragraph" style:parent-style-name="Text_20_body">
      <style:text-properties officeooo:paragraph-rsid="000e5994"/>
    </style:style>
    <style:style style:name="P64" style:family="paragraph" style:parent-style-name="Text_20_body" style:list-style-name="L51"/>
    <style:style style:name="P65" style:family="paragraph" style:parent-style-name="Text_20_body">
      <style:text-properties officeooo:paragraph-rsid="0018b465"/>
    </style:style>
    <style:style style:name="P66" style:family="paragraph" style:parent-style-name="Text_20_body" style:list-style-name="L52"/>
    <style:style style:name="P67" style:family="paragraph" style:parent-style-name="Text_20_body" style:list-style-name="L53"/>
    <style:style style:name="P68" style:family="paragraph" style:parent-style-name="Text_20_body" style:list-style-name="L54"/>
    <style:style style:name="P69" style:family="paragraph" style:parent-style-name="Text_20_body">
      <style:text-properties officeooo:paragraph-rsid="001b3087"/>
    </style:style>
    <style:style style:name="P70" style:family="paragraph" style:parent-style-name="Text_20_body" style:list-style-name="L55"/>
    <style:style style:name="P71" style:family="paragraph" style:parent-style-name="Text_20_body">
      <style:text-properties officeooo:paragraph-rsid="001b4c91"/>
    </style:style>
    <style:style style:name="P72" style:family="paragraph" style:parent-style-name="Text_20_body" style:list-style-name="L56"/>
    <style:style style:name="P73" style:family="paragraph" style:parent-style-name="Text_20_body" style:list-style-name="L58"/>
    <style:style style:name="P74" style:family="paragraph" style:parent-style-name="Text_20_body" style:list-style-name="L58">
      <style:text-properties officeooo:paragraph-rsid="001dd20d"/>
    </style:style>
    <style:style style:name="P75" style:family="paragraph" style:parent-style-name="Text_20_body" style:list-style-name="L59"/>
    <style:style style:name="P76" style:family="paragraph" style:parent-style-name="Text_20_body" style:list-style-name="L64"/>
    <style:style style:name="P77" style:family="paragraph" style:parent-style-name="Text_20_body" style:list-style-name="L65"/>
    <style:style style:name="P78" style:family="paragraph" style:parent-style-name="Text_20_body" style:list-style-name="L66"/>
    <style:style style:name="P79" style:family="paragraph" style:parent-style-name="Text_20_body" style:list-style-name="L67"/>
    <style:style style:name="P80" style:family="paragraph" style:parent-style-name="Text_20_body" style:list-style-name="L67">
      <style:text-properties officeooo:paragraph-rsid="00238a5b"/>
    </style:style>
    <style:style style:name="P81" style:family="paragraph" style:parent-style-name="Text_20_body">
      <style:text-properties officeooo:paragraph-rsid="00209964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12pt" fo:font-weight="normal" officeooo:rsid="003c503b" style:font-size-asian="12pt" style:font-weight-asian="normal" style:font-size-complex="12pt" style:font-weight-complex="normal"/>
    </style:style>
    <style:style style:name="T3" style:family="text">
      <style:text-properties fo:color="#2a6099" loext:opacity="100%" officeooo:rsid="003ebe52"/>
    </style:style>
    <style:style style:name="T4" style:family="text">
      <style:text-properties fo:color="#2a6099" loext:opacity="100%" fo:font-weight="normal" style:font-weight-asian="normal" style:font-weight-complex="normal"/>
    </style:style>
    <style:style style:name="T5" style:family="text">
      <style:text-properties fo:color="#2a6099" loext:opacity="100%" officeooo:rsid="00278fd7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2d5bdc"/>
    </style:style>
    <style:style style:name="T10" style:family="text">
      <style:text-properties officeooo:rsid="002f1566"/>
    </style:style>
    <style:style style:name="T11" style:family="text">
      <style:text-properties officeooo:rsid="0020aded"/>
    </style:style>
    <style:style style:name="T12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font-weight="normal" officeooo:rsid="003c503b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weight="normal" officeooo:rsid="000c8e50" style:font-weight-asian="normal" style:font-weight-complex="normal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000000" loext:opacity="100%" fo:font-weight="bold" officeooo:rsid="00474c94" style:font-weight-asian="bold" style:font-weight-complex="bold"/>
    </style:style>
    <style:style style:name="T17" style:family="text">
      <style:text-properties fo:color="#000000" loext:opacity="100%" fo:font-weight="bold" officeooo:rsid="00238a5b" style:font-weight-asian="bold" style:font-weight-complex="bold"/>
    </style:style>
    <style:style style:name="T18" style:family="text">
      <style:text-properties officeooo:rsid="0027a8e8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2f1566" style:font-size-asian="14pt" style:font-weight-asian="bold" style:font-size-complex="14pt" style:font-weight-complex="bold"/>
    </style:style>
    <style:style style:name="T21" style:family="text">
      <style:text-properties fo:color="#729fcf" loext:opacity="100%"/>
    </style:style>
    <style:style style:name="T22" style:family="text">
      <style:text-properties officeooo:rsid="0022a2a7"/>
    </style:style>
    <style:style style:name="T23" style:family="text">
      <style:text-properties officeooo:rsid="00489300"/>
    </style:style>
    <style:style style:name="T24" style:family="text">
      <style:text-properties officeooo:rsid="0032ea04"/>
    </style:style>
    <style:style style:name="T25" style:family="text">
      <style:text-properties officeooo:rsid="004969c3"/>
    </style:style>
    <style:style style:name="T26" style:family="text">
      <style:text-properties officeooo:rsid="00340bde"/>
    </style:style>
    <style:style style:name="T27" style:family="text">
      <style:text-properties officeooo:rsid="0039637e"/>
    </style:style>
    <style:style style:name="T28" style:family="text">
      <style:text-properties officeooo:rsid="00278fd7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078dbf"/>
    </style:style>
    <style:style style:name="T31" style:family="text">
      <style:text-properties officeooo:rsid="000794d8"/>
    </style:style>
    <style:style style:name="T32" style:family="text">
      <style:text-properties officeooo:rsid="00474c94"/>
    </style:style>
    <style:style style:name="T33" style:family="text">
      <style:text-properties officeooo:rsid="000924ee"/>
    </style:style>
    <style:style style:name="T34" style:family="text">
      <style:text-properties officeooo:rsid="000aa9d7"/>
    </style:style>
    <style:style style:name="T35" style:family="text">
      <style:text-properties officeooo:rsid="000c8e50"/>
    </style:style>
    <style:style style:name="T36" style:family="text">
      <style:text-properties officeooo:rsid="000e5994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13f139"/>
    </style:style>
    <style:style style:name="T39" style:family="text">
      <style:text-properties officeooo:rsid="00180d36"/>
    </style:style>
    <style:style style:name="T40" style:family="text">
      <style:text-properties officeooo:rsid="001a3cd5"/>
    </style:style>
    <style:style style:name="T41" style:family="text">
      <style:text-properties officeooo:rsid="001b18bf"/>
    </style:style>
    <style:style style:name="T42" style:family="text">
      <style:text-properties officeooo:rsid="001dd20d"/>
    </style:style>
    <style:style style:name="T43" style:family="text">
      <style:text-properties officeooo:rsid="00209964"/>
    </style:style>
    <style:style style:name="T44" style:family="text">
      <style:text-properties fo:color="#c9211e" loext:opacity="100%"/>
    </style:style>
    <style:style style:name="T45" style:family="text">
      <style:text-properties fo:color="#3465a4" loext:opacity="100%"/>
    </style:style>
    <style:style style:name="T46" style:family="text">
      <style:text-properties officeooo:rsid="00238a5b"/>
    </style:style>
    <style:style style:name="T47" style:family="text">
      <style:text-properties officeooo:rsid="0029b3ac"/>
    </style:style>
    <style:style style:name="T48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Standard Operating Procedure: Deploying Lens Site on K3s </text:span><text:span text:style-name="Strong_20_Emphasis"><text:span text:style-name="T33">Cluster Environment</text:span></text:span></text:h>
      <text:p text:style-name="P10"/>
      <text:p text:style-name="P57"><text:span text:style-name="Strong_20_Emphasis"/></text:p>
      <text:h text:style-name="Heading_20_3" text:outline-level="3">Prerequisites</text:h>
      <text:p text:style-name="Text_20_body">Make sure you have:</text:p>
      <text:list xml:id="list762231715" text:style-name="L51">
        <text:list-item>
          <text:p text:style-name="P64"><text:span text:style-name="Strong_20_Emphasis">K3s cluster</text:span> set up on your VMs (without built-in Traefik).</text:p>
        </text:list-item>
        <text:list-item>
          <text:p text:style-name="P64"><text:span text:style-name="Strong_20_Emphasis">Helm installed</text:span> on the manager node.</text:p>
        </text:list-item>
        <text:list-item>
          <text:p text:style-name="P64"><text:span text:style-name="Strong_20_Emphasis">Traefik installed via Helm</text:span> with Let's Encrypt enabled.</text:p>
        </text:list-item>
        <text:list-item>
          <text:p text:style-name="P64"><text:span text:style-name="Strong_20_Emphasis">NFS storage</text:span> configured and accessible from all nodes.</text:p>
        </text:list-item>
        <text:list-item>
          <text:p text:style-name="P64"><text:span text:style-name="Strong_20_Emphasis">Domain DNS</text:span> pointing to your manager node’s public IP.</text:p>
        </text:list-item>
        <text:list-item>
          <text:p text:style-name="P64"><text:span text:style-name="Strong_20_Emphasis">Deployment files</text:span> from:<text:line-break/> <text:a xlink:type="simple" xlink:href="https://github.com/lmnaslimited/k3s-manifest" text:style-name="Internet_20_link" text:visited-style-name="Visited_20_Internet_20_Link">lmnaslimited/k3s-manifest</text:a></text:p>
        </text:list-item>
      </text:list>
      <text:p text:style-name="P69"><text:span text:style-name="T39">To set up and configure the prerequisites, follow the steps in the </text:span><text:a xlink:type="simple" xlink:href="../../Downloads/k3s-sop.odt#SOP:%20Provisioning%20GCP%20VMs%20for%20K3s%20Cluster%20Setup%20%7Coutline" office:target-frame-name="Lens Site Platform Setup SOP." xlink:show="replace" text:style-name="Internet_20_link" text:visited-style-name="Visited_20_Internet_20_Link"><text:span text:style-name="Strong_20_Emphasis"><text:span text:style-name="T39">Lens Site Platform Setup SOP</text:span></text:span></text:a><text:a xlink:type="simple" xlink:href="../../Downloads/k3s-sop.odt#SOP:%20Provisioning%20GCP%20VMs%20for%20K3s%20Cluster%20Setup%20%7Coutline" office:target-frame-name="Lens Site Platform Setup SOP." xlink:show="replace" text:style-name="Internet_20_link" text:visited-style-name="Visited_20_Internet_20_Link"><text:span text:style-name="T39">.</text:span></text:a></text:p>
      <text:list xml:id="list183347537315868" text:continue-numbering="true" text:style-name="L51">
        <text:list-header>
          <text:p text:style-name="P64"><text:span text:style-name="Strong_20_Emphasis"/></text:p>
        </text:list-header>
      </text:list>
      <text:p text:style-name="Horizontal_20_Line"/>
      <text:h text:style-name="Heading_20_3" text:outline-level="3">Step 1: Create a Namespace</text:h>
      <text:p text:style-name="P11"><text:span text:style-name="Source_20_Text"><text:span text:style-name="T1">kubectl create namespace lenshxm-amr</text:span></text:span></text:p>
      <text:h text:style-name="Heading_20_3" text:outline-level="3">Why Create a Namespace in K3s?</text:h>
      <text:p text:style-name="Text_20_body">Namespaces in Kubernetes act like <text:span text:style-name="Strong_20_Emphasis">isolated environments</text:span> within the same cluster.</text:p>
      <text:h text:style-name="Heading_20_3" text:outline-level="3">Purpose in Our Architecture</text:h>
      <text:p text:style-name="Text_20_body">In our Lens deployment architecture:</text:p>
      <text:list xml:id="list3358965059" text:style-name="L52">
        <text:list-item>
          <text:p text:style-name="P66"><text:span text:style-name="Strong_20_Emphasis">Each bench and its sites (e.g., </text:span><text:span text:style-name="Strong_20_Emphasis"><text:span text:style-name="Source_20_Text">lenshxm</text:span></text:span><text:span text:style-name="Strong_20_Emphasis">, </text:span><text:span text:style-name="Strong_20_Emphasis"><text:span text:style-name="Source_20_Text">lenscx</text:span></text:span><text:span text:style-name="Strong_20_Emphasis">, etc.)</text:span> are grouped under separate namespaces.</text:p>
        </text:list-item>
        <text:list-item>
          <text:p text:style-name="P66">This ensures that resources like <text:span text:style-name="Strong_20_Emphasis">Pods, PVCs, ConfigMaps, Secrets, Services, Jobs, etc.</text:span>, are <text:span text:style-name="Strong_20_Emphasis">fully isolated</text:span> from each other.</text:p>
        </text:list-item>
      </text:list>
      <text:h text:style-name="Heading_20_3" text:outline-level="3"><text:soft-page-break/><text:s/>Benefi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Benefit</text:p>
            </table:table-cell>
            <table:table-cell table:style-name="Table2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Isolation</text:span></text:p>
          </table:table-cell>
          <table:table-cell table:style-name="Table2.A1" office:value-type="string">
            <text:p text:style-name="Table_20_Contents">Each bench (and its related ERPNext sites) runs in a dedicated namespace. No overlap or conflict between database, PVCs, or resource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rganized Management</text:span></text:p>
          </table:table-cell>
          <table:table-cell table:style-name="Table2.A1" office:value-type="string">
            <text:p text:style-name="Table_20_Contents">We can manage, debug, scale, and monitor resources by namespace. Makes it easier to operate and maintain multiple benche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coped Access &amp; RBAC</text:span></text:p>
          </table:table-cell>
          <table:table-cell table:style-name="Table2.A1" office:value-type="string">
            <text:p text:style-name="Table_20_Contents">We can apply fine-grained access control and quotas per namespace. Helps with secure, scoped access (e.g., site-specific credentials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arallel Deployments</text:span></text:p>
          </table:table-cell>
          <table:table-cell table:style-name="Table2.A1" office:value-type="string">
            <text:p text:style-name="Table_20_Contents">We can create or update multiple Lens benches/sites simultaneously without resource collisi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ite-level Deployments</text:span></text:p>
          </table:table-cell>
          <table:table-cell table:style-name="Table2.A1" office:value-type="string">
            <text:p text:style-name="Table_20_Contents">Since each site is deployed in its own namespace, things like <text:span text:style-name="Source_20_Text">bench init</text:span>, <text:span text:style-name="Source_20_Text">new-site</text:span>, and ingress rules can be managed site-wis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ffinity and Node Labeling Integration</text:span></text:p>
          </table:table-cell>
          <table:table-cell table:style-name="Table2.A1" office:value-type="string">
            <text:p text:style-name="Table_20_Contents">Namespaces combined with node labels allow region-aware scheduling. For example: <text:span text:style-name="Source_20_Text">lenshxm-amr</text:span> namespace pods prefer to run on nodes labeled <text:span text:style-name="Source_20_Text">region=amr</text:span>, ensuring data stays within the region for compliance or performance.</text:p>
          </table:table-cell>
        </table:table-row>
      </table:table>
      <text:p text:style-name="Horizontal_20_Line"/>
      <text:h text:style-name="Heading_20_3" text:outline-level="3">Real-World Mapping</text:h>
      <text:p text:style-name="Text_20_body">We deploy sites like:</text:p>
      <text:list xml:id="list1837652467" text:style-name="L53">
        <text:list-item>
          <text:p text:style-name="P67"><text:span text:style-name="Source_20_Text">lenshxm-amr</text:span> → USA region (<text:span text:style-name="Source_20_Text">region=amr</text:span>)</text:p>
        </text:list-item>
        <text:list-item>
          <text:p text:style-name="P67"><text:span text:style-name="Source_20_Text">lenscx-eur</text:span> → Europe region (<text:span text:style-name="Source_20_Text">region=eur1/eur2</text:span>)</text:p>
        </text:list-item>
      </text:list>
      <text:p text:style-name="Text_20_body">These are mapped:</text:p>
      <text:list xml:id="list3501018040" text:style-name="L54">
        <text:list-item>
          <text:p text:style-name="P68">To separate <text:span text:style-name="Strong_20_Emphasis">namespaces</text:span> for <text:span text:style-name="T41">bench,sites and release groups</text:span></text:p>
        </text:list-item>
        <text:list-item>
          <text:p text:style-name="P68">With <text:span text:style-name="Strong_20_Emphasis">node labels</text:span> (e.g., <text:span text:style-name="Source_20_Text">region=amr</text:span>) for region-specific pod scheduling</text:p>
        </text:list-item>
      </text:list>
      <text:p text:style-name="Horizontal_20_Line"/>
      <text:h text:style-name="Heading_20_3" text:outline-level="3"><text:s/>Expected Output</text:h>
      <text:p text:style-name="P11"><text:span text:style-name="Source_20_Text"><text:span text:style-name="T1">kubectl get namespaces</text:span></text:span></text:p>
      <text:p text:style-name="Text_20_body"><text:span text:style-name="T40">we</text:span> should see:</text:p>
      <text:p text:style-name="Preformatted_20_Text"><text:span text:style-name="Source_20_Text">lenshxm-amr</text:span></text:p>
      <text:p text:style-name="Preformatted_20_Text"><text:span text:style-name="Source_20_Text">lenscx-eur</text:span></text:p>
      <text:p text:style-name="P57"><text:span text:style-name="Strong_20_Emphasis"/></text:p>
      <text:h text:style-name="P2" text:outline-level="2"><text:span text:style-name="Strong_20_Emphasis">Step </text:span><text:span text:style-name="Strong_20_Emphasis"><text:span text:style-name="T38">2</text:span></text:span><text:span text:style-name="Strong_20_Emphasis">: Deploy MariaDB (Database)</text:span></text:h>
      <text:p text:style-name="P57"><text:span text:style-name="Strong_20_Emphasis"/></text:p>
      <text:p text:style-name="P25"><text:span text:style-name="Source_20_Text"><text:span text:style-name="T1">kubectl apply -n lenshxm-amr -f demo-mariadb.yaml<text:line-break/><text:line-break/></text:span></text:span><text:soft-page-break/><text:span text:style-name="Strong_20_Emphasis"><text:span text:style-name="T1">Source:</text:span></text:span><text:span text:style-name="Source_20_Text"><text:span text:style-name="T1"><text:line-break/></text:span></text:span><text:a xlink:type="simple" xlink:href="https://github.com/lmnaslimited/k3s-manifest" text:style-name="Internet_20_link" text:visited-style-name="Visited_20_Internet_20_Link"><text:span text:style-name="Source_20_Text">demo-mariadb.yaml</text:span></text:a></text:p>
      <text:p text:style-name="P34">This file includes:<text:line-break/><text:line-break/><text:span text:style-name="Strong_20_Emphasis">PV-PVC</text:span>: PersistentVolume and PersistentVolumeClaim manage durable storage in Kubernetes.</text:p>
      <text:list xml:id="list1580838823" text:style-name="L32">
        <text:list-item>
          <text:p text:style-name="P38">Persistent Volume (PV)</text:p>
          <text:p text:style-name="P43">A <text:span text:style-name="Strong_20_Emphasis">physical storage resource</text:span> defined in cluster — in <text:span text:style-name="T9">our </text:span>case, it's NFS-backed and shared via <text:span text:style-name="Source_20_Text">/home/&lt;username&gt;/shared-disk</text:span>.</text:p>
        </text:list-item>
      </text:list>
      <text:p text:style-name="P57"><text:span text:style-name="Strong_20_Emphasis"><text:s text:c="11"/>Why it's used</text:span>:<text:line-break/> <text:s text:c="11"/>MariaDB needs to store data persistently. Even if the pod restarts or crashes, data must be safe.</text:p>
      <text:list xml:id="list183347049399143" text:continue-numbering="true" text:style-name="L32">
        <text:list-item>
          <text:p text:style-name="P38">Persistent Volume Claim (PVC)</text:p>
          <text:p text:style-name="P43"><text:span text:style-name="Strong_20_Emphasis">What it is</text:span>:<text:line-break/>A <text:span text:style-name="Strong_20_Emphasis">request</text:span> for storage by a pod. It "claims" a portion of the available PV.</text:p>
        </text:list-item>
      </text:list>
      <text:p text:style-name="P57"><text:span text:style-name="Strong_20_Emphasis"><text:s text:c="11"/>Why it's used</text:span>:<text:line-break/> <text:s text:c="11"/>Instead of directly accessing the volume, the pod refers to this PVC — which makes it portable <text:s text:c="9"/></text:p>
      <text:p text:style-name="P57"><text:s text:c="12"/>and reusable.</text:p>
      <text:list xml:id="list183348115533411" text:continue-numbering="true" text:style-name="L32">
        <text:list-item>
          <text:p text:style-name="P38">MariaDB Deployment</text:p>
          <text:p text:style-name="P43"><text:span text:style-name="Strong_20_Emphasis">What it is</text:span>:<text:line-break/>The actual definition for running the MariaDB pod (with its container image, volume mounts, ports, etc.)</text:p>
        </text:list-item>
      </text:list>
      <text:p text:style-name="P57"><text:span text:style-name="Strong_20_Emphasis"><text:s text:c="11"/>Why it's used</text:span>:<text:line-break/> <text:s text:c="9"/>Ensures the MariaDB pod runs, restarts if it crashes, and mounts the PVC<text:line-break/><text:line-break/> <text:s text:c="9"/><text:span text:style-name="Strong_20_Emphasis">Svc (Service)</text:span>: An abstraction that exposes a set of pods as a network service.</text:p>
      <text:list xml:id="list183347512587779" text:continue-numbering="true" text:style-name="L32">
        <text:list-item>
          <text:p text:style-name="P38">MariaDB Service</text:p>
          <text:p text:style-name="P38"><text:span text:style-name="Strong_20_Emphasis">What it is</text:span>:</text:p>
          <text:p text:style-name="P38">A Kubernetes Service <text:span text:style-name="Strong_20_Emphasis">exposes</text:span> the MariaDB pod using a stable DNS name inside the cluster.</text:p>
        </text:list-item>
      </text:list>
      <text:p text:style-name="P57"><text:span text:style-name="Strong_20_Emphasis"><text:s text:c="12"/>Why it's used</text:span>:<text:line-break/> <text:s text:c="11"/>Other components (like the Bench pod<text:span text:style-name="T10">s</text:span>) can access the database <text:line-break/><text:line-break/><text:span text:style-name="T10">Its used to </text:span>Bench connects to the <text:span text:style-name="Strong_20_Emphasis">MariaDB Service</text:span>, which forwards the request to the <text:span text:style-name="Strong_20_Emphasis">MariaDB Pod</text:span>, which stores data in the <text:span text:style-name="Strong_20_Emphasis">PVC</text:span>, backed by the <text:span text:style-name="Strong_20_Emphasis">PV</text:span> on the shared disk.</text:p>
      <text:h text:style-name="P4" text:outline-level="3"><text:soft-page-break/>Purpose:</text:h>
      <text:p text:style-name="P57">Provision a <text:s/><text:span text:style-name="T11">mariadb</text:span>-compatible backend database for the Lens site.</text:p>
      <text:h text:style-name="P4" text:outline-level="3">Expected Output:</text:h>
      <text:p text:style-name="P57"><text:span text:style-name="Source_20_Text"><text:span text:style-name="T1">kubectl get pods -n lenshxm-amr</text:span></text:span><text:span text:style-name="T1"> </text:span>shows <text:span text:style-name="T7">MariaDB pod running.</text:span></text:p>
      <text:h text:style-name="P4" text:outline-level="3">Troubleshooting:<text:span text:style-name="T1"><text:line-break/></text:span><text:span text:style-name="T2">kubectl describe pod &lt;mariadb-xxxx&gt; -n lenshxm-amr </text:span></text:h>
      <text:p text:style-name="P42"><text:span text:style-name="T13">I</text:span><text:span text:style-name="T12">s used to get the pods error messages</text:span></text:p>
      <text:p text:style-name="P57">If PVC is stuck in <text:span text:style-name="Source_20_Text">Pending</text:span>, check:</text:p>
      <text:list xml:id="list3175516470" text:style-name="L33">
        <text:list-item>
          <text:p text:style-name="P44">NFS mount paths</text:p>
        </text:list-item>
        <text:list-item>
          <text:p text:style-name="P44">Node access to shared storage</text:p>
        </text:list-item>
        <text:list-item>
          <text:p text:style-name="P44">Disk permissions</text:p>
        </text:list-item>
      </text:list>
      <text:p text:style-name="P10"/>
      <text:h text:style-name="P2" text:outline-level="2"><text:span text:style-name="Strong_20_Emphasis">Step </text:span><text:span text:style-name="Strong_20_Emphasis"><text:span text:style-name="T38">3</text:span></text:span><text:span text:style-name="Strong_20_Emphasis">: Deploy Bench (</text:span><text:span text:style-name="Strong_20_Emphasis"><text:span text:style-name="T18">LENS</text:span></text:span><text:span text:style-name="Strong_20_Emphasis"> Platform)</text:span></text:h>
      <text:h text:style-name="P4" text:outline-level="3"><text:span text:style-name="T38">3</text:span>.1: Create Persistent Volume for Bench</text:h>
      <text:p text:style-name="P20"><text:span text:style-name="Source_20_Text"><text:span text:style-name="T1">kubectl apply -n lenshxm-amr -f demo-site-pv-pvc.yaml<text:line-break/><text:line-break/></text:span></text:span><text:span text:style-name="Strong_20_Emphasis"><text:span text:style-name="T1">Source:</text:span></text:span><text:span text:style-name="Source_20_Text"><text:span text:style-name="T1"><text:line-break/></text:span></text:span><text:a xlink:type="simple" xlink:href="https://github.com/lmnaslimited/k3s-manifest" text:style-name="Internet_20_link" text:visited-style-name="Visited_20_Internet_20_Link"><text:span text:style-name="Source_20_Text">demo-</text:span></text:a><text:a xlink:type="simple" xlink:href="https://github.com/lmnaslimited/k3s-manifest" text:style-name="Internet_20_link" text:visited-style-name="Visited_20_Internet_20_Link"><text:span text:style-name="Source_20_Text"><text:span text:style-name="T3">site-pv-pvc</text:span></text:span></text:a><text:a xlink:type="simple" xlink:href="https://github.com/lmnaslimited/k3s-manifest" text:style-name="Internet_20_link" text:visited-style-name="Visited_20_Internet_20_Link"><text:span text:style-name="Source_20_Text">.yaml</text:span></text:a><text:span text:style-name="Source_20_Text"><text:span text:style-name="T1"><text:line-break/><text:line-break/></text:span></text:span><text:span text:style-name="Source_20_Text"><text:line-break/>This YAML typically contains both a </text:span><text:span text:style-name="Strong_20_Emphasis">PersistentVolume (PV)</text:span><text:span text:style-name="Source_20_Text"> and a </text:span><text:span text:style-name="Strong_20_Emphasis">PersistentVolumeClaim (PVC)</text:span><text:span text:style-name="Source_20_Text"> specifically for the </text:span><text:span text:style-name="Strong_20_Emphasis">bench pod</text:span><text:span text:style-name="Source_20_Text"> (which runs our Lens site).</text:span></text:p>
      <text:p text:style-name="P20"><text:span text:style-name="Source_20_Text"><text:span text:style-name="T8">Why Not Just Put It in demo-custom-values.yaml?</text:span></text:span><text:span text:style-name="Source_20_Text"><text:span text:style-name="T7"><text:line-break/><text:line-break/></text:span></text:span><text:span text:style-name="Source_20_Text"><text:span text:style-name="Strong_20_Emphasis"><text:span text:style-name="T29">PVCs and PVs are Kubernetes resources, not Helm Chart settings</text:span></text:span></text:span></text:p>
      <text:p text:style-name="Text_20_body">Helm templates (like <text:span text:style-name="Source_20_Text">demo-custom-values.yaml</text:span>) are used to configure <text:span text:style-name="Strong_20_Emphasis">Helm Charts</text:span>—in this case, the ERPNext Helm chart.</text:p>
      <text:p text:style-name="Text_20_body">But <text:span text:style-name="Strong_20_Emphasis">Kubernetes doesn't create PVs directly via Helm</text:span> unless:</text:p>
      <text:list xml:id="list2520672584" text:style-name="L48">
        <text:list-item>
          <text:p text:style-name="P59">The chart has a subchart or hook to generate it (ERPNext chart doesn’t).</text:p>
        </text:list-item>
        <text:list-item>
          <text:p text:style-name="P59">You embed custom Kubernetes resources inside the Helm chart (advanced, not default).</text:p>
        </text:list-item>
      </text:list>
      <text:p text:style-name="P71">So, <text:span text:style-name="Strong_20_Emphasis">ERPNext Helm chart expects PVCs to already exist</text:span> if you're using <text:span text:style-name="T30">our</text:span> own volumes.</text:p>
      <text:p text:style-name="P71"/>
      <text:p text:style-name="P71"/>
      <text:p text:style-name="P71"><text:soft-page-break/><text:span text:style-name="T7">Purpose:</text:span></text:p>
      <text:p text:style-name="P40">Why We Need Persistent Volume (PV) + Persistent Volume Claim (PVC)</text:p>
      <text:p text:style-name="P71">Frappe/ERPNext runs on a file-heavy architecture where critical data and configurations are stored in the filesystem. Here's why PV + PVC are essential:</text:p>
      <text:list xml:id="list486259634" text:style-name="L55">
        <text:list-item>
          <text:p text:style-name="P70"><text:span text:style-name="Strong_20_Emphasis">Frappe/ERPNext stores critical files</text:span> such as:</text:p>
          <text:list>
            <text:list-item>
              <text:p text:style-name="P70"><text:span text:style-name="Source_20_Text">sites/common_site_config.json</text:span></text:p>
            </text:list-item>
            <text:list-item>
              <text:p text:style-name="P70"><text:span text:style-name="Source_20_Text">sites/site_name/</text:span> (site-specific data and configs)</text:p>
            </text:list-item>
            <text:list-item>
              <text:p text:style-name="P41">Logs, public/static files, assets, backups</text:p>
            </text:list-item>
            <text:list-item>
              <text:p text:style-name="P70">Generated database SQL zip files</text:p>
            </text:list-item>
            <text:list-item>
              <text:p text:style-name="P70">Bench-level configuration (<text:span text:style-name="Source_20_Text">Procfile</text:span>, <text:span text:style-name="Source_20_Text">supervisor.conf</text:span>, etc.)</text:p>
            </text:list-item>
            <text:list-item>
              <text:p text:style-name="P70"><text:span text:style-name="Source_20_Text">apps.txt</text:span>, <text:span text:style-name="Source_20_Text">env</text:span>, and installed apps metadata</text:p>
            </text:list-item>
            <text:list-item>
              <text:p text:style-name="P70"><text:span text:style-name="Source_20_Text">node_modules</text:span>, <text:span text:style-name="Source_20_Text">package-lock.json</text:span>, <text:span text:style-name="Source_20_Text">yarn.lock</text:span>, and static build outputs</text:p>
            </text:list-item>
          </text:list>
        </text:list-item>
        <text:list-item>
          <text:p text:style-name="P70">These files together form the <text:span text:style-name="Strong_20_Emphasis">entire bench root system</text:span>, which is required for:</text:p>
          <text:list>
            <text:list-item>
              <text:p text:style-name="P70">Serving the site via web</text:p>
            </text:list-item>
            <text:list-item>
              <text:p text:style-name="P70">Running background workers and schedulers</text:p>
            </text:list-item>
            <text:list-item>
              <text:p text:style-name="P70">Backups and restores</text:p>
            </text:list-item>
            <text:list-item>
              <text:p text:style-name="P70">Development or migration workflows</text:p>
            </text:list-item>
          </text:list>
        </text:list-item>
      </text:list>
      <text:h text:style-name="P4" text:outline-level="3"><text:span text:style-name="T20">System Structure Overview</text:span></text:h>
      <text:list xml:id="list4150713504" text:style-name="L49">
        <text:list-item>
          <text:p text:style-name="P60"><text:span text:style-name="Strong_20_Emphasis">Bench Pod</text:span></text:p>
          <text:list>
            <text:list-item>
              <text:p text:style-name="P61"><text:span text:style-name="Strong_20_Emphasis">Function</text:span>: Mounts the PVC (Persistent Volume Claim)</text:p>
            </text:list-item>
          </text:list>
        </text:list-item>
        <text:list-item>
          <text:p text:style-name="P60"><text:span text:style-name="Strong_20_Emphasis">PVC (Persistent Volume Claim)</text:span></text:p>
          <text:list>
            <text:list-item>
              <text:p text:style-name="P61"><text:span text:style-name="Strong_20_Emphasis">Mapping</text:span>: Maps to PV (Persistent Volume)</text:p>
            </text:list-item>
          </text:list>
        </text:list-item>
        <text:list-item>
          <text:p text:style-name="P60"><text:span text:style-name="Strong_20_Emphasis">PV (Persistent Volume)</text:span></text:p>
          <text:list>
            <text:list-item>
              <text:p text:style-name="P61"><text:span text:style-name="Strong_20_Emphasis">Storage</text:span>: Stored on a shared disk</text:p>
            </text:list-item>
          </text:list>
        </text:list-item>
        <text:list-item>
          <text:p text:style-name="P60"><text:span text:style-name="Strong_20_Emphasis">Site Files</text:span></text:p>
          <text:list>
            <text:list-item>
              <text:p text:style-name="P60"><text:span text:style-name="Strong_20_Emphasis">Availability</text:span>: Always accessible</text:p>
            </text:list-item>
          </text:list>
        </text:list-item>
      </text:list>
      <text:p text:style-name="P57"/>
      <text:h text:style-name="P4" text:outline-level="3">Expected Output:</text:h>
      <text:p text:style-name="P57"><text:span text:style-name="Source_20_Text"><text:span text:style-name="T21">kubectl get pvc -n lenshxm-amr</text:span></text:span> shows <text:s/><text:span text:style-name="T7">PVC </text:span><text:span text:style-name="Source_20_Text"><text:span text:style-name="T7">Bound</text:span></text:span></text:p>
      <text:p text:style-name="P57"/>
      <text:p text:style-name="P10"><text:soft-page-break/></text:p>
      <text:h text:style-name="P4" text:outline-level="3"><text:span text:style-name="T38">3</text:span>.2: Install ERPNext via Helm</text:h>
      <text:p text:style-name="P22"><text:span text:style-name="Source_20_Text"><text:span text:style-name="T1">helm repo add frappe </text:span></text:span><text:a xlink:type="simple" xlink:href="https://helm.erpnext.com/" text:style-name="Internet_20_link" text:visited-style-name="Visited_20_Internet_20_Link"><text:span text:style-name="Source_20_Text">https://helm.erpnext.com</text:span></text:a></text:p>
      <text:p text:style-name="P31"><text:span text:style-name="Source_20_Text"><text:span text:style-name="T1">helm repo update</text:span></text:span><text:span text:style-name="Source_20_Text"><text:line-break/><text:line-break/>This command </text:span><text:span text:style-name="Source_20_Text"><text:span text:style-name="Strong_20_Emphasis">adds the official ERPNext Helm chart repository</text:span></text:span><text:span text:style-name="Source_20_Text"> to your local Helm setup </text:span><text:span text:style-name="Source_20_Text"><text:span text:style-name="T35">mechine</text:span></text:span><text:span text:style-name="Source_20_Text"> and gives it a name (frappe).</text:span></text:p>
      <text:p text:style-name="P31"><text:span text:style-name="Source_20_Text"/></text:p>
      <text:p text:style-name="P63">Without this step, Helm won’t know where to find the <text:span text:style-name="Source_20_Text">frappe/erpnext</text:span> chart when you try to install it ;<text:line-break/></text:p>
      <text:p text:style-name="P63"><text:span text:style-name="T36">G</text:span>et an error like:</text:p>
      <text:p text:style-name="Quotations"><text:span text:style-name="Source_20_Text"><text:span text:style-name="T37">Error: failed to download "frappe/erpnext" chart</text:span></text:span></text:p>
      <text:p text:style-name="Text_20_body"/>
      <text:p text:style-name="P31"><text:span text:style-name="Source_20_Text"><text:line-break/>ERPNext </text:span><text:span text:style-name="Source_20_Text"><text:span text:style-name="T34">application</text:span></text:span><text:span text:style-name="Source_20_Text"> includes:</text:span></text:p>
      <text:list xml:id="list433649978" text:style-name="L50">
        <text:list-item>
          <text:p text:style-name="P62">Bench (the platform runtime)</text:p>
        </text:list-item>
        <text:list-item>
          <text:p text:style-name="P62">Redis</text:p>
        </text:list-item>
        <text:list-item>
          <text:p text:style-name="P62">MariaDB (if not external)</text:p>
        </text:list-item>
        <text:list-item>
          <text:p text:style-name="P62">Worker, Scheduler, Nginx, etc.</text:p>
        </text:list-item>
      </text:list>
      <text:p text:style-name="Text_20_body">The Helm chart wraps all that into a <text:span text:style-name="Strong_20_Emphasis">templated, reproducible deployment</text:span>, with settings configurable via YAML (<text:span text:style-name="Source_20_Text">demo-custom-values.yaml</text:span>).</text:p>
      <text:p text:style-name="Text_20_body">So by adding the repo: <text:s/><text:span text:style-name="T31">we</text:span> getting the latest templated install method for ERPNext.</text:p>
      <text:p text:style-name="P24"><text:span text:style-name="Source_20_Text"><text:line-break/><text:line-break/>This command adds the </text:span><text:span text:style-name="Strong_20_Emphasis">official ERPNext Helm chart repository</text:span><text:span text:style-name="Source_20_Text"> to our local Helm environment — so that we can install ERPNext easily with pre-built templates.<text:line-break/><text:line-break/>Syncs/refreshes our local Helm cache with the latest chart versions from that repo</text:span></text:p>
      <text:p text:style-name="P22"><text:span text:style-name="Source_20_Text"/></text:p>
      <text:h text:style-name="P2" text:outline-level="2"><text:span text:style-name="Source_20_Text">What's Inside That Repo?</text:span></text:h>
      <text:p text:style-name="P57">The repo contains <text:span text:style-name="Strong_20_Emphasis">Helm Charts</text:span> — which are like Kubernetes app blueprints.</text:p>
      <text:p text:style-name="P57">In this case, the <text:span text:style-name="Source_20_Text">frappe/erpnext</text:span> chart includes templated Kubernetes resources to deploy:</text:p>
      <text:list xml:id="list1018652659" text:style-name="L35">
        <text:list-item>
          <text:p text:style-name="P45">MariaDB (optional)</text:p>
        </text:list-item>
        <text:list-item>
          <text:p text:style-name="P45">Nginx</text:p>
        </text:list-item>
        <text:list-item>
          <text:p text:style-name="P45">Redis</text:p>
        </text:list-item>
        <text:list-item>
          <text:p text:style-name="P45">Workers</text:p>
        </text:list-item>
        <text:list-item>
          <text:p text:style-name="P45"><text:soft-page-break/>Socket.IO</text:p>
        </text:list-item>
        <text:list-item>
          <text:p text:style-name="P45">Scheduler</text:p>
        </text:list-item>
        <text:list-item>
          <text:p text:style-name="P45">Site creation jobs</text:p>
        </text:list-item>
        <text:list-item>
          <text:p text:style-name="P45">PVC mounts</text:p>
        </text:list-item>
        <text:list-item>
          <text:p text:style-name="P45">Ingress support (Traefik compatible)</text:p>
        </text:list-item>
      </text:list>
      <text:p text:style-name="P57">All in one package, driven by <text:span text:style-name="Source_20_Text">demo-custom-values.yaml</text:span>.</text:p>
      <text:h text:style-name="P2" text:outline-level="2">Why Helm Is Essential Here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37">Feature</text:p>
            </table:table-cell>
            <table:table-cell table:style-name="Table8.A1" office:value-type="string">
              <text:p text:style-name="P37">Reason</text:p>
            </table:table-cell>
          </table:table-row>
        </table:table-header-rows>
        <table:table-row>
          <table:table-cell table:style-name="Table8.A1" office:value-type="string">
            <text:p text:style-name="P35"><text:span text:style-name="Strong_20_Emphasis">Repeatable deployment</text:span></text:p>
          </table:table-cell>
          <table:table-cell table:style-name="Table8.A1" office:value-type="string">
            <text:p text:style-name="P35">Run same command in any cluster with same config</text:p>
          </table:table-cell>
        </table:table-row>
        <table:table-row>
          <table:table-cell table:style-name="Table8.A1" office:value-type="string">
            <text:p text:style-name="P35"><text:span text:style-name="Strong_20_Emphasis">Seamless config mgmt</text:span></text:p>
          </table:table-cell>
          <table:table-cell table:style-name="Table8.A1" office:value-type="string">
            <text:p text:style-name="P35">Use YAML (<text:span text:style-name="Source_20_Text">demo-custom-values.yaml</text:span>) to control everything</text:p>
          </table:table-cell>
        </table:table-row>
        <table:table-row>
          <table:table-cell table:style-name="Table8.A1" office:value-type="string">
            <text:p text:style-name="P35"><text:span text:style-name="Strong_20_Emphasis">Prebuilt ERPNext logic</text:span></text:p>
          </table:table-cell>
          <table:table-cell table:style-name="Table8.A1" office:value-type="string">
            <text:p text:style-name="P35">No need to hand-write manifests for 10+ pods</text:p>
          </table:table-cell>
        </table:table-row>
        <table:table-row>
          <table:table-cell table:style-name="Table8.A1" office:value-type="string">
            <text:p text:style-name="P35"><text:span text:style-name="Strong_20_Emphasis">Scalable setup</text:span></text:p>
          </table:table-cell>
          <table:table-cell table:style-name="Table8.A1" office:value-type="string">
            <text:p text:style-name="P35">Easily supports multi-node scheduling, resource limits, NFS PVCs</text:p>
          </table:table-cell>
        </table:table-row>
      </table:table>
      <text:p text:style-name="P29"/>
      <text:p text:style-name="P26"/>
      <text:p text:style-name="P13"/>
      <text:p text:style-name="P22"><text:span text:style-name="Source_20_Text"><text:span text:style-name="T4">helm install lenshxm-amr-bench -n lenshxm-amr \</text:span></text:span></text:p>
      <text:p text:style-name="P22"><text:span text:style-name="Source_20_Text"><text:span text:style-name="T4"><text:s text:c="2"/>-f demo-custom-values.yaml \</text:span></text:span></text:p>
      <text:p text:style-name="P25"><text:span text:style-name="Source_20_Text"><text:span text:style-name="T4"><text:s text:c="2"/>frappe/erpnext</text:span></text:span></text:p>
      <text:p text:style-name="P25"><text:span text:style-name="Source_20_Text"><text:span text:style-name="T4"><text:line-break/></text:span></text:span><text:span text:style-name="Source_20_Text"><text:span text:style-name="T14">Syntax</text:span></text:span><text:span text:style-name="Source_20_Text"><text:span text:style-name="T15">:</text:span></text:span></text:p>
      <text:p text:style-name="P30"><text:span text:style-name="T32"><text:s/>helm install &lt;release-name&gt; -n &lt;namespace&gt; \</text:span></text:p>
      <text:p text:style-name="P27"><text:s text:c="2"/>-f &lt;custom-values-file.yaml&gt; \</text:p>
      <text:p text:style-name="P28"><text:span text:style-name="Source_20_Text"><text:span text:style-name="T16"><text:s text:c="2"/>&lt;chart-name&gt;</text:span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t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helm install</text:span></text:p>
          </table:table-cell>
          <table:table-cell table:style-name="Table1.A1" office:value-type="string">
            <text:p text:style-name="Table_20_Contents">Command to install a new Helm relea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lenshxm-amr-bench</text:span></text:p>
          </table:table-cell>
          <table:table-cell table:style-name="Table1.A1" office:value-type="string">
            <text:p text:style-name="Table_20_Contents">The <text:span text:style-name="Strong_20_Emphasis">release name</text:span> — a unique name you assign to this deployment</text:p>
          </table:table-cell>
        </table:table-row>
        <table:table-row>
          <table:table-cell table:style-name="Table1.A1" office:value-type="string">
            <text:p text:style-name="Table_20_Contents"><text:span text:style-name="Source_20_Text">-n lenshxm-amr</text:span></text:p>
          </table:table-cell>
          <table:table-cell table:style-name="Table1.A1" office:value-type="string">
            <text:p text:style-name="Table_20_Contents">Target <text:span text:style-name="Strong_20_Emphasis">Kubernetes namespace</text:span> for the deployment</text:p>
          </table:table-cell>
        </table:table-row>
        <table:table-row>
          <table:table-cell table:style-name="Table1.A1" office:value-type="string">
            <text:p text:style-name="Table_20_Contents"><text:span text:style-name="Source_20_Text">-f demo-custom-values.yaml</text:span></text:p>
          </table:table-cell>
          <table:table-cell table:style-name="Table1.A1" office:value-type="string">
            <text:p text:style-name="Table_20_Contents">Path to your <text:span text:style-name="Strong_20_Emphasis">custom values YAML</text:span> that overrides the chart's defaul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frappe/erpnext</text:span></text:p>
          </table:table-cell>
          <table:table-cell table:style-name="Table1.A1" office:value-type="string">
            <text:p text:style-name="Table_20_Contents">The <text:span text:style-name="Strong_20_Emphasis">chart name</text:span> — pulled from the <text:span text:style-name="Source_20_Text">frappe</text:span> repo added earlier</text:p>
          </table:table-cell>
        </table:table-row>
      </table:table>
      <text:p text:style-name="P20"><text:span text:style-name="Source_20_Text"/></text:p>
      <text:p text:style-name="P58"><text:span text:style-name="Strong_20_Emphasis">Source:</text:span><text:span text:style-name="Source_20_Text"><text:line-break/></text:span><text:a xlink:type="simple" xlink:href="https://github.com/lmnaslimited/k3s-manifest" text:style-name="Internet_20_link" text:visited-style-name="Visited_20_Internet_20_Link"><text:span text:style-name="Source_20_Text">demo-custom-values.yaml</text:span></text:a></text:p>
      <text:p text:style-name="P58"><text:span text:style-name="Source_20_Text"/></text:p>
      <text:h text:style-name="P3" text:outline-level="2"><text:soft-page-break/><text:span text:style-name="Source_20_Text">Image-Based Site Deployment</text:span></text:h>
      <text:p text:style-name="Text_20_body">In our multi-site Frappe/ERPNext deployment architecture, each site is provisioned using a <text:span text:style-name="Strong_20_Emphasis">pre-built <text:s/>image</text:span>. These images are crafted to contain specific combinations of apps tailored to different domains .The image selected during deployment directly determines the platform's capabilities and features.</text:p>
      <text:p text:style-name="P58"><text:span text:style-name="Source_20_Text"/></text:p>
      <text:h text:style-name="P5" text:outline-level="3"><text:span text:style-name="Source_20_Text">How Images Define the Platform</text:span></text:h>
      <text:p text:style-name="Text_20_body">Each image (like <text:span text:style-name="Source_20_Text">lenshxm</text:span>,<text:span text:style-name="T42">lenshxm-ind</text:span> ,<text:span text:style-name="Source_20_Text">lenscx</text:span>, etc.) includes:</text:p>
      <text:list xml:id="list927919927" text:style-name="L56">
        <text:list-item>
          <text:p text:style-name="P72">A base <text:span text:style-name="Strong_20_Emphasis">Frappe/ERPNext setup</text:span></text:p>
        </text:list-item>
        <text:list-item>
          <text:p text:style-name="P72">One or more <text:span text:style-name="Strong_20_Emphasis">domain-specific apps </text:span><text:span text:style-name="Strong_20_Emphasis"><text:span text:style-name="T42">like hrms,lms,payments and india-complinace</text:span></text:span></text:p>
        </text:list-item>
        <text:list-item>
          <text:p text:style-name="P72">Preconfigured setup logic embedded in the image to create the required environment on runtime.</text:p>
        </text:list-item>
      </text:list>
      <text:p text:style-name="Text_20_body">When the Kubernetes job runs (via Helm or direct manifests), the image is:</text:p>
      <text:p text:style-name="Text_20_body"/>
      <text:list xml:id="list474926708" text:style-name="L58">
        <text:list-item>
          <text:p text:style-name="P73"><text:span text:style-name="Strong_20_Emphasis">Pulled</text:span> from the GitHub Container Registry (<text:span text:style-name="Source_20_Text">ghcr.io/lmnaslimited/lensdocker/...</text:span>)</text:p>
        </text:list-item>
        <text:list-item>
          <text:p text:style-name="P73"><text:span text:style-name="Strong_20_Emphasis">Extracted</text:span> into a running container that builds the platform</text:p>
        </text:list-item>
        <text:list-item>
          <text:p text:style-name="P73"><text:span text:style-name="Strong_20_Emphasis">Creates the bench</text:span> and <text:span text:style-name="Strong_20_Emphasis">installs all apps</text:span> pre-included in the image</text:p>
        </text:list-item>
        <text:list-item>
          <text:p text:style-name="P74"><text:span text:style-name="Strong_20_Emphasis">Generates the site</text:span> (using <text:span text:style-name="Source_20_Text">bench new-site</text:span>) with those apps<text:line-break/><text:line-break/></text:p>
          <text:h text:style-name="P7" text:outline-level="3"><text:span text:style-name="Source_20_Text">Use Case in Our Architecture</text:span></text:h>
        </text:list-item>
        <text:list-item>
          <text:p text:style-name="P74">Each <text:span text:style-name="Strong_20_Emphasis">namespace</text:span> in our K3s cluster represents a <text:span text:style-name="Strong_20_Emphasis">Bench group</text:span>.</text:p>
        </text:list-item>
        <text:list-item>
          <text:p text:style-name="P74">Each Bench is deployed with a <text:span text:style-name="Strong_20_Emphasis">different image</text:span>, defining its purpose.</text:p>
        </text:list-item>
        <text:list-item>
          <text:p text:style-name="P74">Sites created inside those benches inherit all the apps embedded in the image.</text:p>
        </text:list-item>
        <text:list-item>
          <text:p text:style-name="P74">Combined with <text:span text:style-name="Strong_20_Emphasis">Traefik</text:span>, <text:span text:style-name="Strong_20_Emphasis">NFS</text:span>, and <text:span text:style-name="Strong_20_Emphasis">region labeling</text:span>, this ensures:</text:p>
          <text:list>
            <text:list-item>
              <text:p text:style-name="P74">Site isolation</text:p>
            </text:list-item>
            <text:list-item>
              <text:p text:style-name="P74">Region-aware scheduling</text:p>
            </text:list-item>
            <text:list-item>
              <text:p text:style-name="P74">Persistent storage</text:p>
            </text:list-item>
          </text:list>
          <text:h text:style-name="P6" text:outline-level="3"><text:soft-page-break/>Platform Image Reference Table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Image Name</text:span></text:p>
            </table:table-cell>
            <table:table-cell table:style-name="Table4.A1" office:value-type="string">
              <text:p text:style-name="Table_20_Heading"><text:span text:style-name="Strong_20_Emphasis">Included Apps</text:span></text:p>
            </table:table-cell>
            <table:table-cell table:style-name="Table4.A1" office:value-type="string">
              <text:p text:style-name="Table_20_Heading"><text:span text:style-name="Strong_20_Emphasis">Use Case / Domain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lenshxm</text:span></text:p>
          </table:table-cell>
          <table:table-cell table:style-name="Table4.A1" office:value-type="string">
            <text:p text:style-name="Table_20_Contents"><text:span text:style-name="Source_20_Text">erpnext</text:span>, <text:span text:style-name="Source_20_Text">payments</text:span>, <text:span text:style-name="Source_20_Text">hrms</text:span>, <text:span text:style-name="Source_20_Text">lms</text:span>, <text:span text:style-name="Source_20_Text">frappe</text:span></text:p>
          </table:table-cell>
          <table:table-cell table:style-name="Table4.A1" office:value-type="string">
            <text:p text:style-name="Table_20_Contents">Human Experience (HR), Training, Payroll, LMS Sites</text:p>
          </table:table-cell>
        </table:table-row>
        <table:table-row>
          <table:table-cell table:style-name="Table4.A1" office:value-type="string">
            <text:p text:style-name="Table_20_Contents"><text:span text:style-name="Source_20_Text">lenscx</text:span></text:p>
          </table:table-cell>
          <table:table-cell table:style-name="Table4.A1" office:value-type="string">
            <text:p text:style-name="Table_20_Contents"><text:span text:style-name="Source_20_Text">erpnext</text:span>, <text:span text:style-name="Source_20_Text">payments</text:span>, <text:span text:style-name="Source_20_Text">lens_pdf-on-submit</text:span>, <text:span text:style-name="Source_20_Text">frappe</text:span></text:p>
          </table:table-cell>
          <table:table-cell table:style-name="Table4.A1" office:value-type="string">
            <text:p text:style-name="Table_20_Contents">Customer Experience, Quotation/Invoice PDF Automation</text:p>
          </table:table-cell>
        </table:table-row>
        <table:table-row>
          <table:table-cell table:style-name="Table4.A1" office:value-type="string">
            <text:p text:style-name="Table_20_Contents"><text:span text:style-name="Source_20_Text">lenscx-ind</text:span></text:p>
          </table:table-cell>
          <table:table-cell table:style-name="Table4.A1" office:value-type="string">
            <text:p text:style-name="Table_20_Contents"><text:span text:style-name="Source_20_Text">erpnext</text:span>, <text:span text:style-name="Source_20_Text">payments</text:span>, <text:span text:style-name="Source_20_Text">india-compliance</text:span>, <text:span text:style-name="Source_20_Text">frappe</text:span></text:p>
          </table:table-cell>
          <table:table-cell table:style-name="Table4.A1" office:value-type="string">
            <text:p text:style-name="Table_20_Contents">CX + Indian Statutory Compliance (GST, TDS)</text:p>
          </table:table-cell>
        </table:table-row>
        <table:table-row>
          <table:table-cell table:style-name="Table4.A1" office:value-type="string">
            <text:p text:style-name="Table_20_Contents"><text:span text:style-name="Source_20_Text">lensedx-ind</text:span></text:p>
          </table:table-cell>
          <table:table-cell table:style-name="Table4.A1" office:value-type="string">
            <text:p text:style-name="Table_20_Contents"><text:span text:style-name="Source_20_Text">erpnext</text:span>, <text:span text:style-name="Source_20_Text">payments</text:span>, <text:span text:style-name="Source_20_Text">hrms</text:span>, <text:span text:style-name="Source_20_Text">education</text:span>, <text:span text:style-name="Source_20_Text">lms</text:span>, <text:span text:style-name="Source_20_Text">india-compliance</text:span>, <text:span text:style-name="Source_20_Text">frappe</text:span></text:p>
          </table:table-cell>
          <table:table-cell table:style-name="Table4.A1" office:value-type="string">
            <text:p text:style-name="Table_20_Contents">Complete Education Stack (Schools, LMS, Payroll India)</text:p>
          </table:table-cell>
        </table:table-row>
        <table:table-row>
          <table:table-cell table:style-name="Table4.A1" office:value-type="string">
            <text:p text:style-name="Table_20_Contents"><text:span text:style-name="Source_20_Text">lenshxm-ind</text:span></text:p>
          </table:table-cell>
          <table:table-cell table:style-name="Table4.A1" office:value-type="string">
            <text:p text:style-name="Table_20_Contents"><text:span text:style-name="Source_20_Text">erpnext</text:span>, <text:span text:style-name="Source_20_Text">payments</text:span>, <text:span text:style-name="Source_20_Text">hrms</text:span>, <text:span text:style-name="Source_20_Text">lms</text:span>, <text:span text:style-name="Source_20_Text">india-compliance</text:span>, <text:span text:style-name="Source_20_Text">frappe</text:span></text:p>
          </table:table-cell>
          <table:table-cell table:style-name="Table4.A1" office:value-type="string">
            <text:p text:style-name="Table_20_Contents">HR-focused for Indian geography (Payroll, LMS, Statutory)</text:p>
          </table:table-cell>
        </table:table-row>
        <table:table-row>
          <table:table-cell table:style-name="Table4.A1" office:value-type="string">
            <text:p text:style-name="Table_20_Contents"><text:span text:style-name="Source_20_Text">lensights</text:span></text:p>
          </table:table-cell>
          <table:table-cell table:style-name="Table4.A1" office:value-type="string">
            <text:p text:style-name="Table_20_Contents"><text:span text:style-name="Source_20_Text">insights</text:span>, <text:span text:style-name="Source_20_Text">frappe</text:span></text:p>
          </table:table-cell>
          <table:table-cell table:style-name="Table4.A1" office:value-type="string">
            <text:p text:style-name="Table_20_Contents">Analytics and Reporting Dashboards (No ERPNext)</text:p>
          </table:table-cell>
        </table:table-row>
        <table:table-row>
          <table:table-cell table:style-name="Table4.A1" office:value-type="string">
            <text:p text:style-name="Table_20_Contents"><text:span text:style-name="Source_20_Text">lensex</text:span></text:p>
          </table:table-cell>
          <table:table-cell table:style-name="Table4.A1" office:value-type="string">
            <text:p text:style-name="Table_20_Contents"><text:span text:style-name="Source_20_Text">erpnext</text:span>, <text:span text:style-name="Source_20_Text">payments</text:span>, <text:span text:style-name="Source_20_Text">hrms</text:span>, <text:span text:style-name="Source_20_Text">crm</text:span>, <text:span text:style-name="Source_20_Text">helpdesk</text:span>, <text:span text:style-name="Source_20_Text">frappe</text:span></text:p>
          </table:table-cell>
          <table:table-cell table:style-name="Table4.A1" office:value-type="string">
            <text:p text:style-name="Table_20_Contents">Full ERP Stack for Enterprises (Sales, Support, HR)</text:p>
          </table:table-cell>
        </table:table-row>
      </table:table>
      <text:list xml:id="list183347631131376" text:continue-numbering="true" text:style-name="L58">
        <text:list-header>
          <text:h text:style-name="P8" text:outline-level="3"><text:span text:style-name="Source_20_Text"/></text:h>
        </text:list-header>
      </text:list>
      <text:list xml:id="list3447820189" text:style-name="L36">
        <text:list-item>
          <text:p text:style-name="P17"><text:span text:style-name="Source_20_Text">configure our values in demo-custom-values.yaml (e.g. domain, site name, passwords, volume names)</text:span></text:p>
        </text:list-item>
        <text:list-item>
          <text:p text:style-name="P17"><text:span text:style-name="Source_20_Text">Helm uses the chart from https://helm.erpnext.com and merges our values</text:span></text:p>
        </text:list-item>
        <text:list-item>
          <text:p text:style-name="P17">It deploys a full platform stack into Kubernetes automatically</text:p>
        </text:list-item>
      </text:list>
      <text:p text:style-name="P20"><text:span text:style-name="Source_20_Text"><text:line-break/></text:span><text:span text:style-name="Source_20_Text"><text:span text:style-name="T7"><text:line-break/>What Helm Does:</text:span></text:span></text:p>
      <text:list xml:id="list3170391439" text:style-name="L37">
        <text:list-item>
          <text:p text:style-name="P46">Packages Kubernetes manifests (YAML) into reusable templates called <text:span text:style-name="Strong_20_Emphasis">Charts</text:span></text:p>
        </text:list-item>
        <text:list-item>
          <text:p text:style-name="P46">Makes deployment repeatable, customizable, and easy to upgrade</text:p>
        </text:list-item>
        <text:list-item>
          <text:p text:style-name="P46">we just define values in a file (<text:span text:style-name="Source_20_Text">demo-custom-values.yaml</text:span>), and Helm handles the rest</text:p>
        </text:list-item>
      </text:list>
      <text:p text:style-name="P65">In this step, we use Helm to deploy the <text:span text:style-name="Strong_20_Emphasis">official Frappe/ERPNext Helm Chart</text:span>.<text:line-break/><text:line-break/><text:span text:style-name="Strong_20_Emphasis">Pods</text:span>: The smallest deployable unit in Kubernetes, containing one or more containers.<text:line-break/><text:line-break/><text:span text:style-name="T7">ERPNext Platform Pods: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7">Pod Type</text:p>
            </table:table-cell>
            <table:table-cell table:style-name="Table6.A1" office:value-type="string">
              <text:p text:style-name="P37">What It Does</text:p>
            </table:table-cell>
          </table:table-row>
        </table:table-header-rows>
        <table:table-row>
          <table:table-cell table:style-name="Table6.A1" office:value-type="string">
            <text:p text:style-name="P35"><text:span text:style-name="Strong_20_Emphasis">nginx</text:span></text:p>
          </table:table-cell>
          <table:table-cell table:style-name="Table6.A1" office:value-type="string">
            <text:p text:style-name="P35">Frontend web server</text:p>
          </table:table-cell>
        </table:table-row>
        <table:table-row>
          <table:table-cell table:style-name="Table6.A1" office:value-type="string">
            <text:p text:style-name="P35"><text:span text:style-name="Strong_20_Emphasis">worker-default/short/long</text:span></text:p>
          </table:table-cell>
          <table:table-cell table:style-name="Table6.A1" office:value-type="string">
            <text:p text:style-name="P35">Handles background jobs</text:p>
          </table:table-cell>
        </table:table-row>
        <table:table-row>
          <table:table-cell table:style-name="Table6.A1" office:value-type="string">
            <text:p text:style-name="P35"><text:span text:style-name="Strong_20_Emphasis">scheduler</text:span></text:p>
          </table:table-cell>
          <table:table-cell table:style-name="Table6.A1" office:value-type="string">
            <text:p text:style-name="P35">Manages cron-like scheduled tasks</text:p>
          </table:table-cell>
        </table:table-row>
        <text:soft-page-break/>
        <table:table-row>
          <table:table-cell table:style-name="Table6.A1" office:value-type="string">
            <text:p text:style-name="P35"><text:span text:style-name="Strong_20_Emphasis">socketio</text:span></text:p>
          </table:table-cell>
          <table:table-cell table:style-name="Table6.A1" office:value-type="string">
            <text:p text:style-name="P35">Real-time notifications</text:p>
          </table:table-cell>
        </table:table-row>
        <table:table-row>
          <table:table-cell table:style-name="Table6.A1" office:value-type="string">
            <text:p text:style-name="P35"><text:span text:style-name="Strong_20_Emphasis">redis-cache/queue/socketio</text:span></text:p>
          </table:table-cell>
          <table:table-cell table:style-name="Table6.A1" office:value-type="string">
            <text:p text:style-name="P35">Caching and job queuing</text:p>
          </table:table-cell>
        </table:table-row>
        <table:table-row>
          <table:table-cell table:style-name="Table6.A1" office:value-type="string">
            <text:p text:style-name="P35"><text:span text:style-name="Strong_20_Emphasis">mariadb (Step </text:span><text:span text:style-name="Strong_20_Emphasis"><text:span text:style-name="T47">2</text:span></text:span><text:span text:style-name="Strong_20_Emphasis">)</text:span></text:p>
          </table:table-cell>
          <table:table-cell table:style-name="Table6.A1" office:value-type="string">
            <text:p text:style-name="P35">The actual database backend (already set up earlier)</text:p>
          </table:table-cell>
        </table:table-row>
      </table:table>
      <text:p text:style-name="P20"/>
      <text:h text:style-name="P4" text:outline-level="3">Purpose:</text:h>
      <text:p text:style-name="P57">Deploys ERPNext with platform pods such as <text:span text:style-name="Source_20_Text">scheduler</text:span>, <text:span text:style-name="Source_20_Text">worker</text:span>, <text:span text:style-name="Source_20_Text">nginx</text:span>,socketio <text:span text:style-name="T11">and redis</text:span> and others using Helm.<text:line-break/></text:p>
      <text:p text:style-name="P57"><text:span text:style-name="T22">Wait untill the pods are coming to runni</text:span><text:span text:style-name="T23">n</text:span><text:span text:style-name="T22">g and completed state to do further steps</text:span><text:line-break/><text:span text:style-name="Source_20_Text"><text:span text:style-name="T7">How This Step Connects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37">Component</text:p>
            </table:table-cell>
            <table:table-cell table:style-name="Table5.A1" office:value-type="string">
              <text:p text:style-name="P37">Role</text:p>
            </table:table-cell>
            <table:table-cell table:style-name="Table5.A1" office:value-type="string">
              <text:p text:style-name="P37">Connected From</text:p>
            </table:table-cell>
          </table:table-row>
        </table:table-header-rows>
        <table:table-row>
          <table:table-cell table:style-name="Table5.A1" office:value-type="string">
            <text:p text:style-name="P35"><text:span text:style-name="Source_20_Text">demo-site-pv-pvc.yaml</text:span></text:p>
          </table:table-cell>
          <table:table-cell table:style-name="Table5.A1" office:value-type="string">
            <text:p text:style-name="P35">Creates the PVC where site files will live</text:p>
          </table:table-cell>
          <table:table-cell table:style-name="Table5.A1" office:value-type="string">
            <text:p text:style-name="P35">Mounted by the <text:span text:style-name="Source_20_Text">erpnext</text:span> pods</text:p>
          </table:table-cell>
        </table:table-row>
        <table:table-row>
          <table:table-cell table:style-name="Table5.A1" office:value-type="string">
            <text:p text:style-name="P35"><text:span text:style-name="Source_20_Text">demo-custom-values.yaml</text:span></text:p>
          </table:table-cell>
          <table:table-cell table:style-name="Table5.A1" office:value-type="string">
            <text:p text:style-name="P35">Tells Helm what config to apply (PVC name, domain, passwords)</text:p>
          </table:table-cell>
          <table:table-cell table:style-name="Table5.A1" office:value-type="string">
            <text:p text:style-name="P35">Used in the <text:span text:style-name="Source_20_Text">helm install</text:span> command</text:p>
          </table:table-cell>
        </table:table-row>
        <table:table-row>
          <table:table-cell table:style-name="Table5.A1" office:value-type="string">
            <text:p text:style-name="P35"><text:span text:style-name="Source_20_Text">demo-mariadb.yaml</text:span></text:p>
          </table:table-cell>
          <table:table-cell table:style-name="Table5.A1" office:value-type="string">
            <text:p text:style-name="P35">Backend DB already running in cluster</text:p>
          </table:table-cell>
          <table:table-cell table:style-name="Table5.A1" office:value-type="string">
            <text:p text:style-name="P35">Used by the Frappe site internally</text:p>
          </table:table-cell>
        </table:table-row>
        <table:table-row>
          <table:table-cell table:style-name="Table5.A1" office:value-type="string">
            <text:p text:style-name="P35"><text:span text:style-name="Strong_20_Emphasis"/>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5"/>
          </table:table-cell>
        </table:table-row>
      </table:table>
      <text:h text:style-name="P2" text:outline-level="2"><text:span text:style-name="T7">Expected Output</text:span></text:h>
      <text:p text:style-name="P14"/>
      <text:p text:style-name="P21"><text:span text:style-name="Source_20_Text"><text:span text:style-name="T1">kubectl get pods -n lenshxm-amr</text:span></text:span></text:p>
      <text:p text:style-name="P39">Example output:</text:p>
      <text:p text:style-name="P22"/>
      <text:p text:style-name="P23"><text:span text:style-name="Source_20_Text">lenshxm-amr-bench-nginx-XXXX <text:s text:c="5"/>Running</text:span></text:p>
      <text:p text:style-name="P23"><text:span text:style-name="Source_20_Text">lenshxm-amr-bench-worker-default <text:s/>Running</text:span></text:p>
      <text:p text:style-name="P23"><text:span text:style-name="Source_20_Text">lenshxm-amr-bench-worker-short <text:s text:c="3"/>Running</text:span></text:p>
      <text:p text:style-name="P23"><text:span text:style-name="Source_20_Text">lenshxm-amr-bench-scheduler <text:s text:c="6"/>Running</text:span></text:p>
      <text:p text:style-name="P23"><text:span text:style-name="Source_20_Text">lenshxm-amr-bench-socketio <text:s text:c="7"/>Running</text:span></text:p>
      <text:p text:style-name="P23"><text:span text:style-name="Source_20_Text"/></text:p>
      <text:p text:style-name="P21"><text:span text:style-name="Source_20_Text">...</text:span></text:p>
      <text:p text:style-name="P57">we're looking for all pods to eventually show <text:span text:style-name="Source_20_Text">Running</text:span> or <text:span text:style-name="Source_20_Text">Completed</text:span>.</text:p>
      <text:p text:style-name="P39"/>
      <text:h text:style-name="P4" text:outline-level="3">Troubleshooting Tips: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37">Issue</text:p>
            </table:table-cell>
            <table:table-cell table:style-name="Table7.A1" office:value-type="string">
              <text:p text:style-name="P37">Command</text:p>
            </table:table-cell>
            <table:table-cell table:style-name="Table7.A1" office:value-type="string">
              <text:p text:style-name="P37">What To Check</text:p>
            </table:table-cell>
          </table:table-row>
        </table:table-header-rows>
        <table:table-row>
          <table:table-cell table:style-name="Table7.A1" office:value-type="string">
            <text:p text:style-name="P35">Helm chart fails</text:p>
          </table:table-cell>
          <table:table-cell table:style-name="Table7.A1" office:value-type="string">
            <text:p text:style-name="P35"><text:span text:style-name="Source_20_Text">helm install ... --debug</text:span></text:p>
          </table:table-cell>
          <table:table-cell table:style-name="Table7.A1" office:value-type="string">
            <text:p text:style-name="P35">Look at Helm's output for YAML errors</text:p>
          </table:table-cell>
        </table:table-row>
        <text:soft-page-break/>
        <table:table-row>
          <table:table-cell table:style-name="Table7.A1" office:value-type="string">
            <text:p text:style-name="P35">Pod stuck</text:p>
          </table:table-cell>
          <table:table-cell table:style-name="Table7.A1" office:value-type="string">
            <text:p text:style-name="P35"><text:span text:style-name="Source_20_Text">kubectl describe pod &lt;name&gt; -n lenshxm-amr</text:span></text:p>
          </table:table-cell>
          <table:table-cell table:style-name="Table7.A1" office:value-type="string">
            <text:p text:style-name="P35">Check if PVC was mounted or not</text:p>
          </table:table-cell>
        </table:table-row>
        <table:table-row>
          <table:table-cell table:style-name="Table7.A1" office:value-type="string">
            <text:p text:style-name="P35">Pod crash loop</text:p>
          </table:table-cell>
          <table:table-cell table:style-name="Table7.A1" office:value-type="string">
            <text:p text:style-name="P35"><text:span text:style-name="Source_20_Text">kubectl logs &lt;pod-name&gt; -n lenshxm-amr</text:span></text:p>
          </table:table-cell>
          <table:table-cell table:style-name="Table7.A1" office:value-type="string">
            <text:p text:style-name="P35">Could be due to DB connection, missing volume, or image error</text:p>
          </table:table-cell>
        </table:table-row>
        <table:table-row>
          <table:table-cell table:style-name="Table7.A1" office:value-type="string">
            <text:p text:style-name="P35">PVC not bound</text:p>
          </table:table-cell>
          <table:table-cell table:style-name="Table7.A1" office:value-type="string">
            <text:p text:style-name="P35"><text:span text:style-name="Source_20_Text">kubectl get pvc -n lenshxm-amr</text:span></text:p>
          </table:table-cell>
          <table:table-cell table:style-name="Table7.A1" office:value-type="string">
            <text:p text:style-name="P35">Must show <text:span text:style-name="Source_20_Text">Bound</text:span>, else platform pods won’t work</text:p>
          </table:table-cell>
        </table:table-row>
      </table:table>
      <text:p text:style-name="P57"/>
      <text:p text:style-name="P10"/>
      <text:h text:style-name="P2" text:outline-level="2"><text:span text:style-name="T43">Step:4 </text:span>Creating a Lens Site Using the <text:span text:style-name="Source_20_Text">lenshxm</text:span> Image</text:h>
      <text:p text:style-name="P57"/>
      <text:p text:style-name="P81">To host ERPNext sites like <text:span text:style-name="Source_20_Text">demolenses.lens.com</text:span> or <text:span text:style-name="Source_20_Text">lenserp.lens.com</text:span>, we run a <text:span text:style-name="Strong_20_Emphasis">Kubernetes Job</text:span> using a custom YAML (e.g., <text:span text:style-name="Source_20_Text">demo_lens-create-site-job.yaml</text:span>) inside the appropriate namespace. This job is a one-time pod that <text:span text:style-name="Strong_20_Emphasis">provisions a site</text:span> inside an existing running <text:span text:style-name="Strong_20_Emphasis">Bench</text:span> environment powered by the <text:span text:style-name="Source_20_Text">lenshxm</text:span> image.</text:p>
      <text:h text:style-name="P9" text:outline-level="3">Purpose</text:h>
      <text:p text:style-name="Text_20_body">The job performs the following:</text:p>
      <text:list xml:id="list2450622491" text:style-name="L64">
        <text:list-item>
          <text:p text:style-name="P76">Initializes a <text:span text:style-name="Strong_20_Emphasis">new site</text:span> within the running bench (multi-site support)</text:p>
        </text:list-item>
        <text:list-item>
          <text:p text:style-name="P76">Assigns it a domain, admin password, and apps</text:p>
        </text:list-item>
        <text:list-item>
          <text:p text:style-name="P76">Writes data to the shared volume (PVC) and MariaDB</text:p>
        </text:list-item>
        <text:list-item>
          <text:p text:style-name="P76">Completes after the site setup is successful</text:p>
        </text:list-item>
      </text:list>
      <text:h text:style-name="Heading_20_3" text:outline-level="3">How Site Creation Works Behind the Scenes</text:h>
      <text:p text:style-name="Text_20_body">Here’s a deeper look at what happens when the job is applied:</text:p>
      <text:h text:style-name="Heading_20_4" text:outline-level="4">Prerequisites</text:h>
      <text:list xml:id="list535158416" text:style-name="L65">
        <text:list-item>
          <text:p text:style-name="P77">A running <text:span text:style-name="Strong_20_Emphasis">bench platform</text:span> is already deployed in the same namespace (via Helm using <text:span text:style-name="Source_20_Text">demo-custom-values.yaml</text:span>)</text:p>
        </text:list-item>
        <text:list-item>
          <text:p text:style-name="P77">This includes:</text:p>
          <text:list>
            <text:list-item>
              <text:p text:style-name="P77">Nginx (for web server)</text:p>
            </text:list-item>
            <text:list-item>
              <text:p text:style-name="P77">Redis (queue, cache)</text:p>
            </text:list-item>
            <text:list-item>
              <text:p text:style-name="P77">Workers (background jobs)</text:p>
            </text:list-item>
            <text:list-item>
              <text:p text:style-name="P77">Scheduler</text:p>
            </text:list-item>
            <text:list-item>
              <text:p text:style-name="P77">Shared Persistent Volume (via NFS)</text:p>
            </text:list-item>
            <text:list-item>
              <text:p text:style-name="P77"><text:soft-page-break/>MariaDB (DB service)</text:p>
            </text:list-item>
          </text:list>
        </text:list-item>
      </text:list>
      <text:h text:style-name="Heading_20_4" text:outline-level="4">Site Job Execution</text:h>
      <text:p text:style-name="Text_20_body">When you apply:</text:p>
      <text:p text:style-name="P12"><text:span text:style-name="Source_20_Text"><text:span text:style-name="T45">kubectl apply -n lenshxm-amr -f demo_lens-create-site-job.yaml<text:line-break/><text:line-break/><text:line-break/></text:span></text:span><text:span text:style-name="Source_20_Text"><text:span text:style-name="Strong_20_Emphasis">changable values</text:span></text:span><text:span text:style-name="Source_20_Text"> in the demo_lens-create-site-job.yaml file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Field</text:p>
            </table:table-cell>
            <table:table-cell table:style-name="Table10.A1" office:value-type="string">
              <text:p text:style-name="Table_20_Heading"><text:s/>Description</text:p>
            </table:table-cell>
            <table:table-cell table:style-name="Table10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ource_20_Text">metadata.name</text:span></text:p>
          </table:table-cell>
          <table:table-cell table:style-name="Table10.A1" office:value-type="string">
            <text:p text:style-name="Table_20_Contents">Unique Job name</text:p>
          </table:table-cell>
          <table:table-cell table:style-name="Table10.A1" office:value-type="string">
            <text:p text:style-name="Table_20_Contents"><text:span text:style-name="Source_20_Text">lenserp-create-site-job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spec.template.spec.containers[0].args[2]</text:span></text:p>
          </table:table-cell>
          <table:table-cell table:style-name="Table10.A1" office:value-type="string">
            <text:p text:style-name="Table_20_Contents"><text:span text:style-name="Strong_20_Emphasis">Site domain name</text:span></text:p>
          </table:table-cell>
          <table:table-cell table:style-name="Table10.A1" office:value-type="string">
            <text:p text:style-name="Table_20_Contents"><text:span text:style-name="Source_20_Text">lenserp.lens.com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spec.template.spec.containers[0].args[4]</text:span></text:p>
          </table:table-cell>
          <table:table-cell table:style-name="Table10.A1" office:value-type="string">
            <text:p text:style-name="Table_20_Contents"><text:span text:style-name="Strong_20_Emphasis">Admin password</text:span></text:p>
          </table:table-cell>
          <table:table-cell table:style-name="Table10.A1" office:value-type="string">
            <text:p text:style-name="Table_20_Contents"><text:span text:style-name="Source_20_Text">MySecurePass123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install-app</text:span> command args (if present)</text:p>
          </table:table-cell>
          <table:table-cell table:style-name="Table10.A1" office:value-type="string">
            <text:p text:style-name="Table_20_Contents">Site name again (used in <text:span text:style-name="Source_20_Text">--site</text:span>)</text:p>
          </table:table-cell>
          <table:table-cell table:style-name="Table10.A1" office:value-type="string">
            <text:p text:style-name="Table_20_Contents"><text:span text:style-name="Source_20_Text">lenserp.lens.com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image</text:span></text:p>
          </table:table-cell>
          <table:table-cell table:style-name="Table10.A1" office:value-type="string">
            <text:p text:style-name="Table_20_Contents">Docker image (based on the platform)</text:p>
          </table:table-cell>
          <table:table-cell table:style-name="Table10.A1" office:value-type="string">
            <text:p text:style-name="Table_20_Contents"><text:span text:style-name="Source_20_Text">ghcr.io/lmnaslimited/lensdocker/lenscx:v14.57.0</text:span></text:p>
          </table:table-cell>
        </table:table-row>
        <table:table-row>
          <table:table-cell table:style-name="Table10.A1" office:value-type="string">
            <text:p text:style-name="Table_20_Contents"><text:span text:style-name="Source_20_Text">namespace</text:span> (when applying)</text:p>
          </table:table-cell>
          <table:table-cell table:style-name="Table10.A1" office:value-type="string">
            <text:p text:style-name="Table_20_Contents">Namespace where the bench platform is running</text:p>
          </table:table-cell>
          <table:table-cell table:style-name="Table10.A1" office:value-type="string">
            <text:p text:style-name="Table_20_Contents"><text:span text:style-name="Source_20_Text">lenscx-eur</text:span></text:p>
          </table:table-cell>
        </table:table-row>
      </table:table>
      <text:p text:style-name="P12"><text:span text:style-name="Source_20_Text"/></text:p>
      <text:list xml:id="list892055118" text:style-name="L66">
        <text:list-item>
          <text:p text:style-name="P78">A <text:span text:style-name="Strong_20_Emphasis">Job pod is launched</text:span> using the <text:span text:style-name="Source_20_Text">lenshxm</text:span> image (<text:span text:style-name="Source_20_Text">ghcr.io/lmnaslimited/lensdocker/lenshxm:v14.57.0</text:span>)</text:p>
        </text:list-item>
        <text:list-item>
          <text:p text:style-name="P78">Inside the pod, it runs commands like:</text:p>
        </text:list-item>
      </text:list>
      <text:p text:style-name="Preformatted_20_Text"/>
      <text:p text:style-name="P15"><text:span text:style-name="Source_20_Text">bench new-site demolenses.lens.com --admin-password myadmin123</text:span></text:p>
      <text:p text:style-name="P15"><text:span text:style-name="Source_20_Text">bench --site demolenses.lens.com install-app erpnext</text:span></text:p>
      <text:p text:style-name="P15"><text:span text:style-name="Source_20_Text">bench --site demolenses.lens.com install-app hrms</text:span></text:p>
      <text:p text:style-name="P12"><text:span text:style-name="Source_20_Text">bench --site demolenses.lens.com install-app lms</text:span></text:p>
      <text:list xml:id="list641745529" text:style-name="L67">
        <text:list-item>
          <text:p text:style-name="P79">This does the following:</text:p>
          <text:list>
            <text:list-item>
              <text:p text:style-name="P79">Creates all required site files under <text:span text:style-name="Source_20_Text">sites/</text:span> in the shared NFS volume</text:p>
            </text:list-item>
            <text:list-item>
              <text:p text:style-name="P79">Writes necessary DB schema into MariaDB</text:p>
            </text:list-item>
            <text:list-item>
              <text:p text:style-name="P79">Installs the ERPNext, HRMS, and LMS apps as per the image</text:p>
            </text:list-item>
            <text:list-item>
              <text:p text:style-name="P79">Registers the site with the running bench for Nginx routing</text:p>
            </text:list-item>
          </text:list>
        </text:list-item>
        <text:list-item>
          <text:p text:style-name="P80">Once completed, the pod <text:span text:style-name="Strong_20_Emphasis">exits</text:span> with <text:span text:style-name="Source_20_Text">Completed</text:span> status. The site is now live.</text:p>
        </text:list-item>
      </text:list>
      <text:p text:style-name="P33"><text:soft-page-break/><text:span text:style-name="Source_20_Text"><text:span text:style-name="T15">Making It Accessible via Domain </text:span></text:span><text:span text:style-name="Source_20_Text"><text:span text:style-name="T17">name</text:span></text:span><text:span text:style-name="Source_20_Text"><text:span text:style-name="T1"><text:line-break/><text:line-break/></text:span></text:span><text:span text:style-name="Source_20_Text"><text:line-break/></text:span><text:span text:style-name="Source_20_Text"><text:span text:style-name="Strong_20_Emphasis">IngressRoute</text:span></text:span><text:span text:style-name="Source_20_Text">: A Traefik-specific CRD that defines routing rules for external traffic into Kubernetes services.</text:span></text:p>
      <text:p text:style-name="P32"><text:span text:style-name="Source_20_Text"><text:span text:style-name="T31">A</text:span></text:span><text:span text:style-name="Source_20_Text">pplying a </text:span><text:span text:style-name="Strong_20_Emphasis">Kubernetes IngressRoute</text:span><text:span text:style-name="Source_20_Text"> resource that tells </text:span><text:span text:style-name="Strong_20_Emphasis">Traefik</text:span><text:span text:style-name="Source_20_Text">:</text:span></text:p>
      <text:p text:style-name="P20"><text:span text:style-name="Source_20_Text">when someone accesses https://our-domain.com, route the traffic to the correct backend service (our Frappe/ERPNext site), and secure it using Let's Encrypt</text:span></text:p>
      <text:p text:style-name="P57"><text:span text:style-name="Strong_20_Emphasis">Source:</text:span><text:line-break/><text:a xlink:type="simple" xlink:href="https://github.com/lmnaslimited/k3s-manifest" text:style-name="Internet_20_link" text:visited-style-name="Visited_20_Internet_20_Link">demo-ingressroute.yaml</text:a></text:p>
      <text:h text:style-name="P4" text:outline-level="3"><text:span text:style-name="Source_20_Text">demo-ingressroute.yaml</text:span> File</text:h>
      <text:p text:style-name="P57">This YAML defines:</text:p>
      <text:list xml:id="list1895868682" text:style-name="L40">
        <text:list-item>
          <text:p text:style-name="P49">A <text:span text:style-name="Strong_20_Emphasis">Router</text:span> (listens for requests on ourr domain)</text:p>
        </text:list-item>
        <text:list-item>
          <text:p text:style-name="P49">A <text:span text:style-name="Strong_20_Emphasis">Service</text:span> (routes the request to the ERPNext pod)</text:p>
        </text:list-item>
        <text:list-item>
          <text:p text:style-name="P49">A <text:span text:style-name="Strong_20_Emphasis">TLS certificate</text:span> (managed via Let’s Encrypt)</text:p>
        </text:list-item>
      </text:list>
      <text:p text:style-name="P57"><text:line-break/><text:span text:style-name="T7">How Let’s Encrypt Works Here</text:span></text:p>
      <text:list xml:id="list2984823065" text:style-name="L41">
        <text:list-item>
          <text:p text:style-name="P50"><text:span text:style-name="Strong_20_Emphasis">Traefik sees the </text:span><text:span text:style-name="Source_20_Text">IngressRoute</text:span> and:</text:p>
          <text:list>
            <text:list-item>
              <text:p text:style-name="P50">Registers our domain and TLS config</text:p>
            </text:list-item>
          </text:list>
        </text:list-item>
        <text:list-item>
          <text:p text:style-name="P50"><text:span text:style-name="Strong_20_Emphasis">It talks to Let’s Encrypt</text:span> to:</text:p>
          <text:list>
            <text:list-item>
              <text:p text:style-name="P50">Perform an HTTP-01 challenge</text:p>
            </text:list-item>
            <text:list-item>
              <text:p text:style-name="P50">Prove that it controls the domain (via DNS and port 80)</text:p>
            </text:list-item>
            <text:list-item>
              <text:p text:style-name="P50">Get a valid cert and save it in <text:span text:style-name="Source_20_Text">/site-certificates/acme.json</text:span></text:p>
            </text:list-item>
          </text:list>
        </text:list-item>
        <text:list-item>
          <text:p text:style-name="P50"><text:span text:style-name="Strong_20_Emphasis">Traffic on port 443</text:span> (HTTPS) is now accepted and encrypted</text:p>
        </text:list-item>
      </text:list>
      <text:h text:style-name="P4" text:outline-level="3">Purpose:</text:h>
      <text:list xml:id="list17252471" text:style-name="L42">
        <text:list-item>
          <text:p text:style-name="P51">Makes the site publicly accessible over HTTP/HTTPS</text:p>
        </text:list-item>
        <text:list-item>
          <text:p text:style-name="P51">Uses Traefik's certResolver for automatic Let's Encrypt TLS</text:p>
        </text:list-item>
      </text:list>
      <text:h text:style-name="P4" text:outline-level="3">Expected Output:</text:h>
      <text:p text:style-name="P57">Site available at <text:span text:style-name="Source_20_Text">https://our-domain.com</text:span> with valid <text:span text:style-name="T26">TLS</text:span> cert.</text:p>
      <text:h text:style-name="P4" text:outline-level="3">Troubleshooting:</text:h>
      <text:list xml:id="list3689636535" text:style-name="L43">
        <text:list-item>
          <text:p text:style-name="P52">Check domain DNS resolution</text:p>
        </text:list-item>
        <text:list-item>
          <text:p text:style-name="P52"><text:soft-page-break/>Use <text:span text:style-name="Source_20_Text">kubectl logs</text:span> on Traefik to verify certificate challenges</text:p>
        </text:list-item>
        <text:list-item>
          <text:p text:style-name="P52">Ensure the domain is reachable from the public internet<text:line-break/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37">Problem</text:p>
            </table:table-cell>
            <table:table-cell table:style-name="Table9.A1" office:value-type="string">
              <text:p text:style-name="P37">Likely Cause</text:p>
            </table:table-cell>
            <table:table-cell table:style-name="Table9.A1" office:value-type="string">
              <text:p text:style-name="P37">Fix</text:p>
            </table:table-cell>
          </table:table-row>
        </table:table-header-rows>
        <table:table-row>
          <table:table-cell table:style-name="Table9.A1" office:value-type="string">
            <text:p text:style-name="P35">No SSL</text:p>
          </table:table-cell>
          <table:table-cell table:style-name="Table9.A1" office:value-type="string">
            <text:p text:style-name="P35">CertResolver misconfigured</text:p>
          </table:table-cell>
          <table:table-cell table:style-name="Table9.A1" office:value-type="string">
            <text:p text:style-name="P35">Check <text:span text:style-name="Source_20_Text">traefik-values.yaml</text:span> for certResolver name and email</text:p>
          </table:table-cell>
        </table:table-row>
        <table:table-row>
          <table:table-cell table:style-name="Table9.A1" office:value-type="string">
            <text:p text:style-name="P35">Traefik not routing</text:p>
          </table:table-cell>
          <table:table-cell table:style-name="Table9.A1" office:value-type="string">
            <text:p text:style-name="P35">IngressRoute service name or port mismatch</text:p>
          </table:table-cell>
          <table:table-cell table:style-name="Table9.A1" office:value-type="string">
            <text:p text:style-name="P35">Make sure service name matches exactly what's exposed by ERPNext Helm chart</text:p>
          </table:table-cell>
        </table:table-row>
        <table:table-row>
          <table:table-cell table:style-name="Table9.A1" office:value-type="string">
            <text:p text:style-name="P35">Domain not working</text:p>
          </table:table-cell>
          <table:table-cell table:style-name="Table9.A1" office:value-type="string">
            <text:p text:style-name="P35">DNS not pointing to cluster IP</text:p>
          </table:table-cell>
          <table:table-cell table:style-name="Table9.A1" office:value-type="string">
            <text:p text:style-name="P35">Ensure <text:span text:style-name="Source_20_Text">our-domain.com</text:span> A record → public IP of Traefik/VM</text:p>
          </table:table-cell>
        </table:table-row>
        <table:table-row>
          <table:table-cell table:style-name="Table9.A1" office:value-type="string">
            <text:p text:style-name="P35">Let's Encrypt challenge fails</text:p>
          </table:table-cell>
          <table:table-cell table:style-name="Table9.A1" office:value-type="string">
            <text:p text:style-name="P35">Site not accessible from internet</text:p>
          </table:table-cell>
          <table:table-cell table:style-name="Table9.A1" office:value-type="string">
            <text:p text:style-name="P35">Make sure ports 80/443 are open on GCP and firewall</text:p>
          </table:table-cell>
        </table:table-row>
      </table:table>
      <text:p text:style-name="P57"><text:span text:style-name="T19"/></text:p>
      <text:p text:style-name="P10"/>
      <text:h text:style-name="P2" text:outline-level="2"><text:span text:style-name="Strong_20_Emphasis">Step </text:span><text:span text:style-name="Strong_20_Emphasis"><text:span text:style-name="T46">5</text:span></text:span><text:span text:style-name="Strong_20_Emphasis">: Verify the Lens Site</text:span></text:h>
      <text:h text:style-name="P4" text:outline-level="3"><text:span text:style-name="T46">5</text:span>.1: Check Traefik Logs</text:h>
      <text:p text:style-name="P20"><text:span text:style-name="Source_20_Text"><text:span text:style-name="T1">kubectl logs -l app.kubernetes.io/name=traefik -n default</text:span></text:span></text:p>
      <text:p text:style-name="P57">Look for <text:span text:style-name="Source_20_Text">Successfully received certificate</text:span> or ACME challenge messages.</text:p>
      <text:h text:style-name="P4" text:outline-level="3"><text:span text:style-name="T46">5</text:span>.2: Open in Browser</text:h>
      <text:p text:style-name="P20"><text:span text:style-name="Source_20_Text">https://our-domain.com</text:span></text:p>
      <text:p text:style-name="P57">The site should:</text:p>
      <text:list xml:id="list1464215935" text:style-name="L47">
        <text:list-item>
          <text:p text:style-name="P56">Load over HTTPS</text:p>
        </text:list-item>
        <text:list-item>
          <text:p text:style-name="P56">Show the Frappe/ERPNext homepage</text:p>
        </text:list-item>
      </text:list>
      <text:p text:style-name="P10"/>
      <text:h text:style-name="P2" text:outline-level="2">Summary Tabl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7">Step</text:p>
            </table:table-cell>
            <table:table-cell table:style-name="Table3.A1" office:value-type="string">
              <text:p text:style-name="P37">Action</text:p>
            </table:table-cell>
            <table:table-cell table:style-name="Table3.A1" office:value-type="string">
              <text:p text:style-name="P37">Purpose</text:p>
            </table:table-cell>
            <table:table-cell table:style-name="Table3.A1" office:value-type="string">
              <text:p text:style-name="P37">Outcome</text:p>
            </table:table-cell>
          </table:table-row>
        </table:table-header-rows>
        <table:table-row>
          <table:table-cell table:style-name="Table3.A1" office:value-type="string">
            <text:p text:style-name="P35">1</text:p>
          </table:table-cell>
          <table:table-cell table:style-name="Table3.A1" office:value-type="string">
            <text:p text:style-name="P35">Install Helm</text:p>
          </table:table-cell>
          <table:table-cell table:style-name="Table3.A1" office:value-type="string">
            <text:p text:style-name="P35">Manage Kubernetes charts</text:p>
          </table:table-cell>
          <table:table-cell table:style-name="Table3.A1" office:value-type="string">
            <text:p text:style-name="P35">Helm CLI ready</text:p>
          </table:table-cell>
        </table:table-row>
        <table:table-row>
          <table:table-cell table:style-name="Table3.A1" office:value-type="string">
            <text:p text:style-name="P35">2</text:p>
          </table:table-cell>
          <table:table-cell table:style-name="Table3.A1" office:value-type="string">
            <text:p text:style-name="P35">Label nodes</text:p>
          </table:table-cell>
          <table:table-cell table:style-name="Table3.A1" office:value-type="string">
            <text:p text:style-name="P35">Schedule pods by region</text:p>
          </table:table-cell>
          <table:table-cell table:style-name="Table3.A1" office:value-type="string">
            <text:p text:style-name="P35">Labels visible</text:p>
          </table:table-cell>
        </table:table-row>
        <table:table-row>
          <table:table-cell table:style-name="Table3.A1" office:value-type="string">
            <text:p text:style-name="P36">3</text:p>
          </table:table-cell>
          <table:table-cell table:style-name="Table3.A1" office:value-type="string">
            <text:p text:style-name="P36">Create namespace</text:p>
          </table:table-cell>
          <table:table-cell table:style-name="Table3.A1" office:value-type="string">
            <text:p text:style-name="P36">Isolate workloads</text:p>
          </table:table-cell>
          <table:table-cell table:style-name="Table3.A1" office:value-type="string">
            <text:p text:style-name="P36">Resources scoped</text:p>
          </table:table-cell>
        </table:table-row>
        <table:table-row>
          <table:table-cell table:style-name="Table3.A1" office:value-type="string">
            <text:p text:style-name="P36">4</text:p>
          </table:table-cell>
          <table:table-cell table:style-name="Table3.A1" office:value-type="string">
            <text:p text:style-name="P36">Deploy MariaDB</text:p>
          </table:table-cell>
          <table:table-cell table:style-name="Table3.A1" office:value-type="string">
            <text:p text:style-name="P36">Backend DB for site</text:p>
          </table:table-cell>
          <table:table-cell table:style-name="Table3.A1" office:value-type="string">
            <text:p text:style-name="P36">MariaDB pod running</text:p>
          </table:table-cell>
        </table:table-row>
        <table:table-row>
          <table:table-cell table:style-name="Table3.A1" office:value-type="string">
            <text:p text:style-name="P36">5</text:p>
          </table:table-cell>
          <table:table-cell table:style-name="Table3.A1" office:value-type="string">
            <text:p text:style-name="P36">Install Bench</text:p>
          </table:table-cell>
          <table:table-cell table:style-name="Table3.A1" office:value-type="string">
            <text:p text:style-name="P36">Deploy Frappe/ERPNext</text:p>
          </table:table-cell>
          <table:table-cell table:style-name="Table3.A1" office:value-type="string">
            <text:p text:style-name="P36">Platform ready</text:p>
          </table:table-cell>
        </table:table-row>
        <table:table-row>
          <table:table-cell table:style-name="Table3.A1" office:value-type="string">
            <text:p text:style-name="P36">6</text:p>
          </table:table-cell>
          <table:table-cell table:style-name="Table3.A1" office:value-type="string">
            <text:p text:style-name="P36">Create Site</text:p>
          </table:table-cell>
          <table:table-cell table:style-name="Table3.A1" office:value-type="string">
            <text:p text:style-name="P36">Actual Lens site creation</text:p>
          </table:table-cell>
          <table:table-cell table:style-name="Table3.A1" office:value-type="string">
            <text:p text:style-name="P36">Site pod + DB created</text:p>
          </table:table-cell>
        </table:table-row>
        <table:table-row>
          <table:table-cell table:style-name="Table3.A1" office:value-type="string">
            <text:p text:style-name="P36">7</text:p>
          </table:table-cell>
          <table:table-cell table:style-name="Table3.A1" office:value-type="string">
            <text:p text:style-name="P36">IngressRoute</text:p>
          </table:table-cell>
          <table:table-cell table:style-name="Table3.A1" office:value-type="string">
            <text:p text:style-name="P36">HTTPS access with certs</text:p>
          </table:table-cell>
          <table:table-cell table:style-name="Table3.A1" office:value-type="string">
            <text:p text:style-name="P36">Site online</text:p>
          </table:table-cell>
        </table:table-row>
        <text:soft-page-break/>
        <table:table-row>
          <table:table-cell table:style-name="Table3.A1" office:value-type="string">
            <text:p text:style-name="P36">8</text:p>
          </table:table-cell>
          <table:table-cell table:style-name="Table3.A1" office:value-type="string">
            <text:p text:style-name="P36">Validate</text:p>
          </table:table-cell>
          <table:table-cell table:style-name="Table3.A1" office:value-type="string">
            <text:p text:style-name="P36">Confirm deployment</text:p>
          </table:table-cell>
          <table:table-cell table:style-name="Table3.A1" office:value-type="string">
            <text:p text:style-name="P36">Site reachable</text:p>
          </table:table-cell>
        </table:table-row>
      </table:table>
      <text:p text:style-name="P10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0:39:02.741238992</meta:creation-date>
    <dc:date>2025-04-11T18:21:53.763527289</dc:date>
    <meta:editing-duration>PT5H31M25S</meta:editing-duration>
    <meta:editing-cycles>15</meta:editing-cycles>
    <meta:generator>LibreOffice/7.3.7.2$Linux_X86_64 LibreOffice_project/30$Build-2</meta:generator>
    <meta:document-statistic meta:table-count="10" meta:image-count="0" meta:object-count="0" meta:page-count="15" meta:paragraph-count="417" meta:word-count="2610" meta:character-count="17458" meta:non-whitespace-character-count="15193"/>
  </office:meta>
</office:document-meta>
</file>